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1.4193in" fo:break-before="auto" style:use-optimal-row-height="true"/>
    </style:style>
    <style:style style:name="ro8" style:family="table-row">
      <style:table-row-properties style:row-height="0.798in" fo:break-before="auto" style:use-optimal-row-height="true"/>
    </style:style>
    <style:style style:name="ro9" style:family="table-row">
      <style:table-row-properties style:row-height="2.0417in" fo:break-before="auto" style:use-optimal-row-height="true"/>
    </style:style>
    <style:style style:name="ro10" style:family="table-row">
      <style:table-row-properties style:row-height="1.5752in" fo:break-before="auto" style:use-optimal-row-height="true"/>
    </style:style>
    <style:style style:name="ro11" style:family="table-row">
      <style:table-row-properties style:row-height="2.8189in" fo:break-before="auto" style:use-optimal-row-height="true"/>
    </style:style>
    <style:style style:name="ro12" style:family="table-row">
      <style:table-row-properties style:row-height="4.0626in" fo:break-before="auto" style:use-optimal-row-height="true"/>
    </style:style>
    <style:style style:name="ro13" style:family="table-row">
      <style:table-row-properties style:row-height="1.1091in" fo:break-before="auto" style:use-optimal-row-height="true"/>
    </style:style>
    <style:style style:name="ro14" style:family="table-row">
      <style:table-row-properties style:row-height="2.3528in" fo:break-before="auto" style:use-optimal-row-height="true"/>
    </style:style>
    <style:style style:name="ro15" style:family="table-row">
      <style:table-row-properties style:row-height="2.5075in" fo:break-before="auto" style:use-optimal-row-height="true"/>
    </style:style>
    <style:style style:name="ro16" style:family="table-row">
      <style:table-row-properties style:row-height="1.7307in" fo:break-before="auto" style:use-optimal-row-height="true"/>
    </style:style>
    <style:style style:name="ro17" style:family="table-row">
      <style:table-row-properties style:row-height="1.8862in" fo:break-before="auto" style:use-optimal-row-height="true"/>
    </style:style>
    <style:style style:name="ro18" style:family="table-row">
      <style:table-row-properties style:row-height="3.1299in" fo:break-before="auto" style:use-optimal-row-height="true"/>
    </style:style>
    <style:style style:name="ro19" style:family="table-row">
      <style:table-row-properties style:row-height="3.7516in" fo:break-before="auto" style:use-optimal-row-height="true"/>
    </style:style>
    <style:style style:name="ro20"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fo:wrap-option="wrap" style:vertical-align="top"/>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4" style:family="table-cell" style:parent-style-name="Default">
      <style:table-cell-properties fo:wrap-option="wrap" style:vertical-align="to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number-columns-repeated="4" table:default-cell-style-name="ce4"/>
        <table:table-column table:style-name="co1" table:default-cell-style-name="ce6"/>
        <table:table-column table:style-name="co1" table:default-cell-style-name="ce4"/>
        <table:table-row table:style-name="ro1">
          <table:table-cell table:style-name="ce1" office:value-type="string">
            <text:p>Metadata for arkiv</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001</text:p>
          </table:table-cell>
          <table:table-cell office:value-type="string">
            <text:p>systemID</text:p>
          </table:table-cell>
          <table:table-cell office:value-type="string">
            <text:p>AR.ARKIV</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20</text:p>
          </table:table-cell>
          <table:table-cell office:value-type="string">
            <text:p>tittel</text:p>
          </table:table-cell>
          <table:table-cell office:value-type="string">
            <text:p>AR.BETEGN</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021</text:p>
          </table:table-cell>
          <table:table-cell office:value-type="string">
            <text:p>beskrivelse</text:p>
          </table:table-cell>
          <table:table-cell office:value-type="string">
            <text:p>(AR.MERKNAD)</text:p>
          </table: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050</text:p>
          </table:table-cell>
          <table:table-cell office:value-type="string">
            <text:p>arkivstatus</text:p>
          </table:table-cell>
          <table:table-cell office:value-type="string">
            <text:p> </text:p>
          </table: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300</text:p>
          </table:table-cell>
          <table:table-cell office:value-type="string">
            <text:p>dokumentmedium</text:p>
          </table:table-cell>
          <table:table-cell office:value-type="string">
            <text:p> </text:p>
          </table:table-cell>
          <table:table-cell office:value-type="string">
            <text:p>0-1</text:p>
          </table:table-cell>
          <table:table-cell office:value-type="string">
            <text:p> </text:p>
          </table:table-cell>
          <table:table-cell office:value-type="string">
            <text:p>Tekststreng</text:p>
          </table:table-cell>
        </table:table-row>
        <table:table-row table:style-name="ro1">
          <table:table-cell office:value-type="string">
            <text:p>M301</text:p>
          </table:table-cell>
          <table:table-cell office:value-type="string">
            <text:p>oppbevaringssted</text:p>
          </table:table-cell>
          <table:table-cell office:value-type="string">
            <text:p> </text:p>
          </table:table-cell>
          <table:table-cell office:value-type="string">
            <text:p>0-M</text:p>
          </table:table-cell>
          <table:table-cell office:value-type="string">
            <text:p>A</text:p>
          </table:table-cell>
          <table:table-cell office:value-type="string">
            <text:p>Tekststreng</text:p>
          </table:table-cell>
        </table:table-row>
        <table:table-row table:style-name="ro1">
          <table:table-cell office:value-type="string">
            <text:p>M600</text:p>
          </table:table-cell>
          <table:table-cell office:value-type="string">
            <text:p>opprettetDato</text:p>
          </table:table-cell>
          <table:table-cell office:value-type="string">
            <text:p>AR.FRADATO</text:p>
          </table: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01</text:p>
          </table:table-cell>
          <table:table-cell office:value-type="string">
            <text:p>opprettetAv</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602</text:p>
          </table:table-cell>
          <table:table-cell office:value-type="string">
            <text:p>avsluttetDato</text:p>
          </table:table-cell>
          <table:table-cell office:value-type="string">
            <text:p>AR.TILDATO</text:p>
          </table: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03</text:p>
          </table:table-cell>
          <table:table-cell office:value-type="string">
            <text:p>avsluttetAv</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200</text:p>
          </table:table-cell>
          <table:table-cell office:value-type="string">
            <text:p>referanseForelder</text:p>
          </table:table-cell>
          <table:table-cell office:value-type="string">
            <text:p> </text:p>
          </table:table-cell>
          <table:table-cell office:value-type="string">
            <text:p>0-1</text:p>
          </table:table-cell>
          <table:table-cell office:value-type="string">
            <text:p>A</text:p>
          </table:table-cell>
          <table:table-cell office:value-type="string">
            <text:p>arkiv.systemID</text:p>
          </table:table-cell>
        </table:table-row>
        <table:table-row table:style-name="ro3">
          <table:table-cell office:value-type="string">
            <text:p>M201</text:p>
          </table:table-cell>
          <table:table-cell office:value-type="string">
            <text:p>referanseBarn</text:p>
          </table:table-cell>
          <table:table-cell office:value-type="string">
            <text:p> </text:p>
          </table:table-cell>
          <table:table-cell office:value-type="string">
            <text:p>1-M</text:p>
          </table:table-cell>
          <table:table-cell office:value-type="string">
            <text:p>A</text:p>
          </table:table-cell>
          <table:table-cell office:value-type="string">
            <text:p>arkivdel.systemID/ arkiv.systemID</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
          <table:table-cell table:style-name="ce1" office:value-type="string">
            <text:p>Metadata for arkivskaper</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
          <table:table-cell table:style-name="ce2" office:value-type="string">
            <text:p>Grupperes inn i:        Arkiv</text:p>
          </table:table-cell>
          <table:table-cell table:style-name="Default" table:number-columns-repeated="5"/>
        </table:table-row>
        <table:table-row table:style-name="ro1">
          <table:table-cell table:style-name="ce2" office:value-type="string">
            <text:p>Forekomst:               1-M</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1">
          <table:table-cell office:value-type="string">
            <text:p>M006</text:p>
          </table:table-cell>
          <table:table-cell office:value-type="string">
            <text:p>arkivskaperID</text:p>
          </table:table-cell>
          <table:table-cell office:value-type="string">
            <text:p>(AR.ABASEID)</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023</text:p>
          </table:table-cell>
          <table:table-cell office:value-type="string">
            <text:p>arkivskaperNavn</text:p>
          </table:table-cell>
          <table:table-cell office:value-type="string">
            <text:p>AR.SKAPER</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21</text:p>
          </table:table-cell>
          <table:table-cell office:value-type="string">
            <text:p>beskrivelse</text:p>
          </table:table-cell>
          <table:table-cell office:value-type="string">
            <text:p> </text:p>
          </table:table-cell>
          <table:table-cell office:value-type="string">
            <text:p>0-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
          <table:table-cell table:style-name="ce1" office:value-type="string">
            <text:p>Metadata for arkivdel</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001</text:p>
          </table:table-cell>
          <table:table-cell office:value-type="string">
            <text:p>systemID</text:p>
          </table:table-cell>
          <table:table-cell office:value-type="string">
            <text:p>AD.ARKDEL</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20</text:p>
          </table:table-cell>
          <table:table-cell office:value-type="string">
            <text:p>tittel</text:p>
          </table:table-cell>
          <table:table-cell office:value-type="string">
            <text:p>AD.BETEGN</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21</text:p>
          </table:table-cell>
          <table:table-cell office:value-type="string">
            <text:p>beskrivelse</text:p>
          </table:table-cell>
          <table:table-cell office:value-type="string">
            <text:p> </text:p>
          </table: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051</text:p>
          </table:table-cell>
          <table:table-cell office:value-type="string">
            <text:p>arkivdelstatus</text:p>
          </table:table-cell>
          <table:table-cell office:value-type="string">
            <text:p>AD.ASTATUS</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300</text:p>
          </table:table-cell>
          <table:table-cell office:value-type="string">
            <text:p>dokumentmedium</text:p>
          </table:table-cell>
          <table:table-cell office:value-type="string">
            <text:p>AD.PAPIR</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301</text:p>
          </table:table-cell>
          <table:table-cell office:value-type="string">
            <text:p>oppbevaringssted</text:p>
          </table:table-cell>
          <table:table-cell office:value-type="string">
            <text:p>AD.LOK</text:p>
          </table:table-cell>
          <table:table-cell office:value-type="string">
            <text:p>0-M</text:p>
          </table:table-cell>
          <table:table-cell office:value-type="string">
            <text:p> </text:p>
          </table:table-cell>
          <table:table-cell office:value-type="string">
            <text:p>Tekststreng</text:p>
          </table:table-cell>
        </table:table-row>
        <table:table-row table:style-name="ro1">
          <table:table-cell office:value-type="string">
            <text:p>M600</text:p>
          </table:table-cell>
          <table:table-cell office:value-type="string">
            <text:p>opprettetDato</text:p>
          </table:table-cell>
          <table:table-cell office:value-type="string">
            <text:p>AD.FRADATO</text:p>
          </table: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01</text:p>
          </table:table-cell>
          <table:table-cell office:value-type="string">
            <text:p>opprettetAv</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602</text:p>
          </table:table-cell>
          <table:table-cell office:value-type="string">
            <text:p>avsluttetDato</text:p>
          </table:table-cell>
          <table:table-cell office:value-type="string">
            <text:p>AD.TILDATO</text:p>
          </table: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03</text:p>
          </table:table-cell>
          <table:table-cell office:value-type="string">
            <text:p>avsluttetAv</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107</text:p>
          </table:table-cell>
          <table:table-cell office:value-type="string">
            <text:p>arkivperiodeStartDato</text:p>
          </table:table-cell>
          <table:table-cell office:value-type="string">
            <text:p>AP.FRADATO</text:p>
          </table:table-cell>
          <table:table-cell office:value-type="float" office:value="1">
            <text:p>1</text:p>
          </table:table-cell>
          <table:table-cell office:value-type="string">
            <text:p>A</text:p>
          </table:table-cell>
          <table:table-cell office:value-type="string">
            <text:p>Dato</text:p>
          </table:table-cell>
        </table:table-row>
        <table:table-row table:style-name="ro1">
          <table:table-cell office:value-type="string">
            <text:p>M108</text:p>
          </table:table-cell>
          <table:table-cell office:value-type="string">
            <text:p>arkivperiodeSluttDato</text:p>
          </table:table-cell>
          <table:table-cell office:value-type="string">
            <text:p>AP.TILDATO</text:p>
          </table:table-cell>
          <table:table-cell office:value-type="float" office:value="1">
            <text:p>1</text:p>
          </table:table-cell>
          <table:table-cell office:value-type="string">
            <text:p>A</text:p>
          </table:table-cell>
          <table:table-cell office:value-type="string">
            <text:p>Dato</text:p>
          </table:table-cell>
        </table:table-row>
        <table:table-row table:style-name="ro1">
          <table:table-cell office:value-type="string">
            <text:p>M200</text:p>
          </table:table-cell>
          <table:table-cell office:value-type="string">
            <text:p>referanseForelder</text:p>
          </table:table-cell>
          <table:table-cell office:value-type="string">
            <text:p>AD.ARKIV</text:p>
          </table:table-cell>
          <table:table-cell office:value-type="float" office:value="1">
            <text:p>1</text:p>
          </table:table-cell>
          <table:table-cell office:value-type="string">
            <text:p>A</text:p>
          </table:table-cell>
          <table:table-cell office:value-type="string">
            <text:p>arkiv.systemID</text:p>
          </table:table-cell>
        </table:table-row>
        <table:table-row table:style-name="ro1">
          <table:table-cell office:value-type="string">
            <text:p>M202</text:p>
          </table:table-cell>
          <table:table-cell office:value-type="string">
            <text:p>referanseForløper</text:p>
          </table:table-cell>
          <table:table-cell office:value-type="string">
            <text:p> </text:p>
          </table:table-cell>
          <table:table-cell office:value-type="float" office:value="1">
            <text:p>1</text:p>
          </table:table-cell>
          <table:table-cell office:value-type="string">
            <text:p>A</text:p>
          </table:table-cell>
          <table:table-cell office:value-type="string">
            <text:p>arkivdel.systemID</text:p>
          </table:table-cell>
        </table:table-row>
        <table:table-row table:style-name="ro1">
          <table:table-cell office:value-type="string">
            <text:p>M203</text:p>
          </table:table-cell>
          <table:table-cell office:value-type="string">
            <text:p>referanseArvtaker</text:p>
          </table:table-cell>
          <table:table-cell office:value-type="string">
            <text:p>AD.FORTS</text:p>
          </table:table-cell>
          <table:table-cell office:value-type="float" office:value="1">
            <text:p>1</text:p>
          </table:table-cell>
          <table:table-cell office:value-type="string">
            <text:p>A</text:p>
          </table:table-cell>
          <table:table-cell office:value-type="string">
            <text:p>arkivdel.systemID</text:p>
          </table:table-cell>
        </table:table-row>
        <table:table-row table:style-name="ro4">
          <table:table-cell office:value-type="string">
            <text:p>M204</text:p>
          </table:table-cell>
          <table:table-cell office:value-type="string">
            <text:p>referanseKlassifikasjons system</text:p>
          </table:table-cell>
          <table:table-cell office:value-type="string">
            <text:p>AD.PRIMNOK</text:p>
          </table:table-cell>
          <table:table-cell office:value-type="float" office:value="1">
            <text:p>1</text:p>
          </table:table-cell>
          <table:table-cell office:value-type="string">
            <text:p>A</text:p>
          </table:table-cell>
          <table:table-cell office:value-type="string">
            <text:p>klassifikasjonssystem. systemID</text:p>
          </table:table-cell>
        </table:table-row>
        <table:table-row table:style-name="ro1">
          <table:table-cell office:value-type="string">
            <text:p>M205</text:p>
          </table:table-cell>
          <table:table-cell office:value-type="string">
            <text:p>referanseMappe</text:p>
          </table:table-cell>
          <table:table-cell office:value-type="string">
            <text:p> </text:p>
          </table:table-cell>
          <table:table-cell office:value-type="string">
            <text:p>1-M</text:p>
          </table:table-cell>
          <table:table-cell office:value-type="string">
            <text:p>A</text:p>
          </table:table-cell>
          <table:table-cell office:value-type="string">
            <text:p>basismappe.systemID</text:p>
          </table:table-cell>
        </table:table-row>
        <table:table-row table:style-name="ro4">
          <table:table-cell office:value-type="string">
            <text:p>M206</text:p>
          </table:table-cell>
          <table:table-cell office:value-type="string">
            <text:p>referanseRegistrering</text:p>
          </table:table-cell>
          <table:table-cell office:value-type="string">
            <text:p> </text:p>
          </table:table-cell>
          <table:table-cell office:value-type="string">
            <text:p>0-M</text:p>
          </table:table-cell>
          <table:table-cell office:value-type="string">
            <text:p>A</text:p>
          </table:table-cell>
          <table:table-cell office:value-type="string">
            <text:p>forenkletRegistrering. systemID</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4">
          <table:table-cell table:style-name="ce1" office:value-type="string">
            <text:p>Metadata for klassifikasjonssystem</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001</text:p>
          </table:table-cell>
          <table:table-cell office:value-type="string">
            <text:p>systemID</text:p>
          </table:table-cell>
          <table:table-cell office:value-type="string">
            <text:p>OP.ORDNPRI</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086</text:p>
          </table:table-cell>
          <table:table-cell office:value-type="string">
            <text:p>klassifikasjonstype</text:p>
          </table:table-cell>
          <table:table-cell office:value-type="string">
            <text:p>OP.TYPE</text:p>
          </table: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020</text:p>
          </table:table-cell>
          <table:table-cell office:value-type="string">
            <text:p>tittel</text:p>
          </table:table-cell>
          <table:table-cell office:value-type="string">
            <text:p>OP.BETEGN</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21</text:p>
          </table:table-cell>
          <table:table-cell office:value-type="string">
            <text:p>beskrivelse</text:p>
          </table:table-cell>
          <table:table-cell office:value-type="string">
            <text:p> </text:p>
          </table: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600</text:p>
          </table:table-cell>
          <table:table-cell office:value-type="string">
            <text:p>opprettetDato</text:p>
          </table:table-cell>
          <table:table-cell office:value-type="string">
            <text:p>OP.FRADATO</text:p>
          </table: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01</text:p>
          </table:table-cell>
          <table:table-cell office:value-type="string">
            <text:p>opprettetAv</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602</text:p>
          </table:table-cell>
          <table:table-cell office:value-type="string">
            <text:p>avsluttetDato</text:p>
          </table:table-cell>
          <table:table-cell office:value-type="string">
            <text:p>OP.TILDATO</text:p>
          </table:table-cell>
          <table:table-cell office:value-type="string">
            <text:p>0-1</text:p>
          </table:table-cell>
          <table:table-cell office:value-type="string">
            <text:p>A</text:p>
          </table:table-cell>
          <table:table-cell office:value-type="string">
            <text:p>Dato/klokkeslett</text:p>
          </table:table-cell>
        </table:table-row>
        <table:table-row table:style-name="ro2">
          <table:table-cell office:value-type="string">
            <text:p>M603</text:p>
          </table:table-cell>
          <table:table-cell office:value-type="string">
            <text:p>avsluttetAv</text:p>
          </table:table-cell>
          <table:table-cell office:value-type="string">
            <text:p> </text:p>
          </table: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201</text:p>
          </table:table-cell>
          <table:table-cell office:value-type="string">
            <text:p>referanseBarn</text:p>
          </table:table-cell>
          <table:table-cell office:value-type="string">
            <text:p> </text:p>
          </table:table-cell>
          <table:table-cell office:value-type="string">
            <text:p>1-M</text:p>
          </table:table-cell>
          <table:table-cell office:value-type="string">
            <text:p>A</text:p>
          </table:table-cell>
          <table:table-cell office:value-type="string">
            <text:p>klasse.systemID</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
          <table:table-cell table:style-name="ce1" office:value-type="string">
            <text:p>Metadata for klasse</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001</text:p>
          </table:table-cell>
          <table:table-cell office:value-type="string">
            <text:p>systemID</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002</text:p>
          </table:table-cell>
          <table:table-cell office:value-type="string">
            <text:p>klasseID</text:p>
          </table:table-cell>
          <table:table-cell office:value-type="string">
            <text:p>OV.ORDNVER</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20</text:p>
          </table:table-cell>
          <table:table-cell office:value-type="string">
            <text:p>tittel</text:p>
          </table:table-cell>
          <table:table-cell office:value-type="string">
            <text:p>OV.BESKR</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21</text:p>
          </table:table-cell>
          <table:table-cell office:value-type="string">
            <text:p>beskrivelse</text:p>
          </table:table-cell>
          <table:table-cell office:value-type="string">
            <text:p> </text:p>
          </table: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022</text:p>
          </table:table-cell>
          <table:table-cell office:value-type="string">
            <text:p>nøkkelord</text:p>
          </table:table-cell>
          <table:table-cell office:value-type="string">
            <text:p>EA.ORD</text:p>
          </table:table-cell>
          <table:table-cell office:value-type="string">
            <text:p>0-M</text:p>
          </table:table-cell>
          <table:table-cell office:value-type="string">
            <text:p>A</text:p>
          </table:table-cell>
          <table:table-cell office:value-type="string">
            <text:p>Tekststreng</text:p>
          </table:table-cell>
        </table:table-row>
        <table:table-row table:style-name="ro1">
          <table:table-cell office:value-type="string">
            <text:p>M600</text:p>
          </table:table-cell>
          <table:table-cell office:value-type="string">
            <text:p>opprettetDato</text:p>
          </table:table-cell>
          <table:table-cell office:value-type="string">
            <text:p> </text:p>
          </table: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01</text:p>
          </table:table-cell>
          <table:table-cell office:value-type="string">
            <text:p>opprettetAv</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602</text:p>
          </table:table-cell>
          <table:table-cell office:value-type="string">
            <text:p>avsluttetDato</text:p>
          </table:table-cell>
          <table:table-cell office:value-type="string">
            <text:p> </text:p>
          </table:table-cell>
          <table:table-cell office:value-type="string">
            <text:p>0-1</text:p>
          </table:table-cell>
          <table:table-cell office:value-type="string">
            <text:p>A</text:p>
          </table:table-cell>
          <table:table-cell office:value-type="string">
            <text:p>Dato/klokkeslett</text:p>
          </table:table-cell>
        </table:table-row>
        <table:table-row table:style-name="ro2">
          <table:table-cell office:value-type="string">
            <text:p>M603</text:p>
          </table:table-cell>
          <table:table-cell office:value-type="string">
            <text:p>avsluttetAv</text:p>
          </table:table-cell>
          <table:table-cell office:value-type="string">
            <text:p> </text:p>
          </table:table-cell>
          <table:table-cell office:value-type="string">
            <text:p>0-1</text:p>
          </table:table-cell>
          <table:table-cell office:value-type="string">
            <text:p>A</text:p>
          </table:table-cell>
          <table:table-cell office:value-type="string">
            <text:p>Tekststreng</text:p>
          </table:table-cell>
        </table:table-row>
        <table:table-row table:style-name="ro3">
          <table:table-cell office:value-type="string">
            <text:p>M200</text:p>
          </table:table-cell>
          <table:table-cell office:value-type="string">
            <text:p>referanseForelder</text:p>
          </table:table-cell>
          <table:table-cell office:value-type="string">
            <text:p>OV.ORDNPRI/ OV.FAR</text:p>
          </table:table-cell>
          <table:table-cell office:value-type="float" office:value="1">
            <text:p>1</text:p>
          </table:table-cell>
          <table:table-cell office:value-type="string">
            <text:p>A</text:p>
          </table:table-cell>
          <table:table-cell office:value-type="string">
            <text:p>klassifikasjonssystem. systemID/klasse.systemID</text:p>
          </table:table-cell>
        </table:table-row>
        <table:table-row table:style-name="ro5">
          <table:table-cell office:value-type="string">
            <text:p>M201</text:p>
          </table:table-cell>
          <table:table-cell office:value-type="string">
            <text:p>referanseBarn</text:p>
          </table:table-cell>
          <table:table-cell office:value-type="string">
            <text:p> </text:p>
          </table:table-cell>
          <table:table-cell office:value-type="string">
            <text:p>1-M</text:p>
          </table:table-cell>
          <table:table-cell office:value-type="string">
            <text:p>A</text:p>
          </table:table-cell>
          <table:table-cell office:value-type="string">
            <text:p>klasse.systemID/basismappe. systemID/forenkletRegistrer ing.systemID</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
          <table:table-cell table:style-name="ce1" office:value-type="string">
            <text:p>Metadata for basismappe</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001</text:p>
          </table:table-cell>
          <table:table-cell office:value-type="string">
            <text:p>systemID</text:p>
          </table:table-cell>
          <table:table-cell office:value-type="string">
            <text:p>SA.ID</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003</text:p>
          </table:table-cell>
          <table:table-cell office:value-type="string">
            <text:p>mappeID</text:p>
          </table:table-cell>
          <table:table-cell office:value-type="string">
            <text:p>(SA.SAAR+SA. SEKN)</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80</text:p>
          </table:table-cell>
          <table:table-cell office:value-type="string">
            <text:p>mappetype</text:p>
          </table:table-cell>
          <table:table-cell office:value-type="string">
            <text:p>SA.TYPE</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20</text:p>
          </table:table-cell>
          <table:table-cell office:value-type="string">
            <text:p>tittel</text:p>
          </table:table-cell>
          <table:table-cell office:value-type="string">
            <text:p>SA.TITTEL</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025</text:p>
          </table:table-cell>
          <table:table-cell office:value-type="string">
            <text:p>offentligTittel</text:p>
          </table:table-cell>
          <table:table-cell office:value-type="string">
            <text:p>SA.OFFTITTEL</text:p>
          </table: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021</text:p>
          </table:table-cell>
          <table:table-cell office:value-type="string">
            <text:p>beskrivelse</text:p>
          </table:table-cell>
          <table:table-cell office:value-type="string">
            <text:p> </text:p>
          </table: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022</text:p>
          </table:table-cell>
          <table:table-cell office:value-type="string">
            <text:p>nøkkelord</text:p>
          </table:table-cell>
          <table:table-cell office:value-type="string">
            <text:p> </text:p>
          </table:table-cell>
          <table:table-cell office:value-type="string">
            <text:p>0-M</text:p>
          </table:table-cell>
          <table:table-cell office:value-type="string">
            <text:p>A</text:p>
          </table:table-cell>
          <table:table-cell office:value-type="string">
            <text:p>Tekststreng</text:p>
          </table:table-cell>
        </table:table-row>
        <table:table-row table:style-name="ro1">
          <table:table-cell office:value-type="string">
            <text:p>M300</text:p>
          </table:table-cell>
          <table:table-cell office:value-type="string">
            <text:p>dokumentmedium</text:p>
          </table:table-cell>
          <table:table-cell office:value-type="string">
            <text:p>SA.PAPIR</text:p>
          </table: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301</text:p>
          </table:table-cell>
          <table:table-cell office:value-type="string">
            <text:p>oppbevaringssted</text:p>
          </table:table-cell>
          <table:table-cell office:value-type="string">
            <text:p> </text:p>
          </table:table-cell>
          <table:table-cell office:value-type="string">
            <text:p>0-M</text:p>
          </table:table-cell>
          <table:table-cell office:value-type="string">
            <text:p> </text:p>
          </table:table-cell>
          <table:table-cell office:value-type="string">
            <text:p>Tekststreng</text:p>
          </table:table-cell>
        </table:table-row>
        <table:table-row table:style-name="ro1">
          <table:table-cell office:value-type="string">
            <text:p>M600</text:p>
          </table:table-cell>
          <table:table-cell office:value-type="string">
            <text:p>opprettetDato</text:p>
          </table:table-cell>
          <table:table-cell office:value-type="string">
            <text:p> </text:p>
          </table: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01</text:p>
          </table:table-cell>
          <table:table-cell office:value-type="string">
            <text:p>opprettetAv</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602</text:p>
          </table:table-cell>
          <table:table-cell office:value-type="string">
            <text:p>avsluttetDato</text:p>
          </table:table-cell>
          <table:table-cell office:value-type="string">
            <text:p> </text:p>
          </table: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03</text:p>
          </table:table-cell>
          <table:table-cell office:value-type="string">
            <text:p>avsluttetAv</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4">
          <table:table-cell office:value-type="string">
            <text:p>M200</text:p>
          </table:table-cell>
          <table:table-cell office:value-type="string">
            <text:p>referanseForelder</text:p>
          </table:table-cell>
          <table:table-cell office:value-type="string">
            <text:p>KL.ORDNVER</text:p>
          </table:table-cell>
          <table:table-cell office:value-type="float" office:value="1">
            <text:p>1</text:p>
          </table:table-cell>
          <table:table-cell office:value-type="string">
            <text:p>A</text:p>
          </table:table-cell>
          <table:table-cell office:value-type="string">
            <text:p>klasse.systemID/mappe. systemID</text:p>
          </table:table-cell>
        </table:table-row>
        <table:table-row table:style-name="ro3">
          <table:table-cell office:value-type="string">
            <text:p>M201</text:p>
          </table:table-cell>
          <table:table-cell office:value-type="string">
            <text:p>referanseBarn</text:p>
          </table:table-cell>
          <table:table-cell office:value-type="string">
            <text:p> </text:p>
          </table:table-cell>
          <table:table-cell office:value-type="string">
            <text:p>1-M</text:p>
          </table:table-cell>
          <table:table-cell office:value-type="string">
            <text:p>A</text:p>
          </table:table-cell>
          <table:table-cell office:value-type="string">
            <text:p>forenkletRegistrering. systemID/mappe.systemID</text:p>
          </table:table-cell>
        </table:table-row>
        <table:table-row table:style-name="ro1">
          <table:table-cell office:value-type="string">
            <text:p>M208</text:p>
          </table:table-cell>
          <table:table-cell office:value-type="string">
            <text:p>referanseArkivdel</text:p>
          </table:table-cell>
          <table:table-cell office:value-type="string">
            <text:p>SA.ARKDEL</text:p>
          </table:table-cell>
          <table:table-cell office:value-type="float" office:value="1">
            <text:p>1</text:p>
          </table:table-cell>
          <table:table-cell office:value-type="string">
            <text:p>A</text:p>
          </table:table-cell>
          <table:table-cell office:value-type="string">
            <text:p>arkivdel.systemID</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
          <table:table-cell table:style-name="ce1" office:value-type="string">
            <text:p>Metadata for saksmappe</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6">
          <table:table-cell table:style-name="ce2" office:value-type="string">
            <text:p>Metadata for basismappe inngår i saksmappe, følgende metadata kommer i tillegg.</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100</text:p>
          </table:table-cell>
          <table:table-cell office:value-type="string">
            <text:p>saksdato</text:p>
          </table:table-cell>
          <table:table-cell office:value-type="string">
            <text:p>SA.DATO</text:p>
          </table:table-cell>
          <table:table-cell office:value-type="float" office:value="1">
            <text:p>1</text:p>
          </table:table-cell>
          <table:table-cell office:value-type="string">
            <text:p>A</text:p>
          </table:table-cell>
          <table:table-cell office:value-type="string">
            <text:p>Dato</text:p>
          </table:table-cell>
        </table:table-row>
        <table:table-row table:style-name="ro1">
          <table:table-cell office:value-type="string">
            <text:p>M305</text:p>
          </table:table-cell>
          <table:table-cell office:value-type="string">
            <text:p>administrativEnhet</text:p>
          </table:table-cell>
          <table:table-cell office:value-type="string">
            <text:p>(SA.ADMID)</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306</text:p>
          </table:table-cell>
          <table:table-cell office:value-type="string">
            <text:p>saksansvarlig</text:p>
          </table:table-cell>
          <table:table-cell office:value-type="string">
            <text:p>(SA.ANSVID)</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308</text:p>
          </table:table-cell>
          <table:table-cell office:value-type="string">
            <text:p>journalenhet</text:p>
          </table:table-cell>
          <table:table-cell office:value-type="string">
            <text:p>(SA.JENHET)</text:p>
          </table: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052</text:p>
          </table:table-cell>
          <table:table-cell office:value-type="string">
            <text:p>saksstatus</text:p>
          </table:table-cell>
          <table:table-cell office:value-type="string">
            <text:p>SA.STATUS</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106</text:p>
          </table:table-cell>
          <table:table-cell office:value-type="string">
            <text:p>utlåntDato</text:p>
          </table:table-cell>
          <table:table-cell office:value-type="string">
            <text:p>SA.UTLDATO</text:p>
          </table:table-cell>
          <table:table-cell office:value-type="string">
            <text:p>0-1</text:p>
          </table:table-cell>
          <table:table-cell office:value-type="string">
            <text:p> </text:p>
          </table:table-cell>
          <table:table-cell office:value-type="string">
            <text:p>Dato</text:p>
          </table:table-cell>
        </table:table-row>
        <table:table-row table:style-name="ro2">
          <table:table-cell office:value-type="string">
            <text:p>M309</text:p>
          </table:table-cell>
          <table:table-cell office:value-type="string">
            <text:p>utlåntTil</text:p>
          </table:table-cell>
          <table:table-cell office:value-type="string">
            <text:p>(SA.UTLTIL)</text:p>
          </table:table-cell>
          <table:table-cell office:value-type="string">
            <text:p>0-1</text:p>
          </table:table-cell>
          <table:table-cell office:value-type="string">
            <text:p> </text:p>
          </table:table-cell>
          <table:table-cell office:value-type="string">
            <text:p>Tekststreng</text:p>
          </table:table-cell>
        </table:table-row>
        <table:table-row table:style-name="ro4">
          <table:table-cell office:value-type="string">
            <text:p>M209</text:p>
          </table:table-cell>
          <table:table-cell office:value-type="string">
            <text:p>referanseSekundær Klassifikasjon</text:p>
          </table:table-cell>
          <table:table-cell office:value-type="string">
            <text:p>(KL.ORDNVER)</text:p>
          </table:table-cell>
          <table:table-cell office:value-type="string">
            <text:p>0-M</text:p>
          </table:table-cell>
          <table:table-cell office:value-type="string">
            <text:p>A</text:p>
          </table:table-cell>
          <table:table-cell office:value-type="string">
            <text:p>klasse.systemID</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
          <table:table-cell table:style-name="ce1" office:value-type="string">
            <text:p>Metadata for sakspart</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4">
          <table:table-cell table:style-name="ce2" office:value-type="string">
            <text:p>Grupperes inn i:        Saksmappe</text:p>
          </table:table-cell>
          <table:table-cell table:style-name="Default" table:number-columns-repeated="5"/>
        </table:table-row>
        <table:table-row table:style-name="ro1">
          <table:table-cell table:style-name="ce2" office:value-type="string">
            <text:p>Forekomst:               0-M</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010</text:p>
          </table:table-cell>
          <table:table-cell office:value-type="string">
            <text:p>sakspartID</text:p>
          </table:table-cell>
          <table:table-cell office:value-type="string">
            <text:p> </text:p>
          </table: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302</text:p>
          </table:table-cell>
          <table:table-cell office:value-type="string">
            <text:p>sakspartNavn</text:p>
          </table:table-cell>
          <table:table-cell office:value-type="string">
            <text:p>SP.NAVN</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303</text:p>
          </table:table-cell>
          <table:table-cell office:value-type="string">
            <text:p>sakspartRolle</text:p>
          </table:table-cell>
          <table:table-cell office:value-type="string">
            <text:p>SP.ROLLE</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406</text:p>
          </table:table-cell>
          <table:table-cell office:value-type="string">
            <text:p>postadresse</text:p>
          </table:table-cell>
          <table:table-cell office:value-type="string">
            <text:p>SP.ADRESSE</text:p>
          </table: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407</text:p>
          </table:table-cell>
          <table:table-cell office:value-type="string">
            <text:p>postnummer</text:p>
          </table:table-cell>
          <table:table-cell office:value-type="string">
            <text:p>SP.POSTNR</text:p>
          </table: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408</text:p>
          </table:table-cell>
          <table:table-cell office:value-type="string">
            <text:p>poststed</text:p>
          </table:table-cell>
          <table:table-cell office:value-type="string">
            <text:p>SP.POSTSTED</text:p>
          </table: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409</text:p>
          </table:table-cell>
          <table:table-cell office:value-type="string">
            <text:p>utenlandsadresse</text:p>
          </table:table-cell>
          <table:table-cell office:value-type="string">
            <text:p>SP.UTLAND</text:p>
          </table: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410</text:p>
          </table:table-cell>
          <table:table-cell office:value-type="string">
            <text:p>epostadresse</text:p>
          </table:table-cell>
          <table:table-cell office:value-type="string">
            <text:p>SP.EPOSTADR</text:p>
          </table: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411</text:p>
          </table:table-cell>
          <table:table-cell office:value-type="string">
            <text:p>telefonnummer</text:p>
          </table:table-cell>
          <table:table-cell office:value-type="string">
            <text:p>SP.TLF</text:p>
          </table: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412</text:p>
          </table:table-cell>
          <table:table-cell office:value-type="string">
            <text:p>kontaktperson</text:p>
          </table:table-cell>
          <table:table-cell office:value-type="string">
            <text:p>SP.KONTAKT</text:p>
          </table:table-cell>
          <table:table-cell office:value-type="string">
            <text:p>0-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
          <table:table-cell table:style-name="ce1" office:value-type="string">
            <text:p>Metadata for møtemappe</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6">
          <table:table-cell table:style-name="ce2" office:value-type="string">
            <text:p>Metadata for basismappe inngår i møtemappe, følgende metadata kommer i tillegg.</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008</text:p>
          </table:table-cell>
          <table:table-cell office:value-type="string">
            <text:p>møtenummer</text:p>
          </table:table-cell>
          <table:table-cell office:value-type="string">
            <text:p>MO.NR</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370</text:p>
          </table:table-cell>
          <table:table-cell office:value-type="string">
            <text:p>utvalg</text:p>
          </table:table-cell>
          <table:table-cell office:value-type="string">
            <text:p>(MO.UTVID)</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102</text:p>
          </table:table-cell>
          <table:table-cell office:value-type="string">
            <text:p>møtedato</text:p>
          </table:table-cell>
          <table:table-cell office:value-type="string">
            <text:p>MO.DATO</text:p>
          </table:table-cell>
          <table:table-cell office:value-type="float" office:value="1">
            <text:p>1</text:p>
          </table:table-cell>
          <table:table-cell office:value-type="string">
            <text:p>A</text:p>
          </table:table-cell>
          <table:table-cell office:value-type="string">
            <text:p>Dato</text:p>
          </table:table-cell>
        </table:table-row>
        <table:table-row table:style-name="ro2">
          <table:table-cell office:value-type="string">
            <text:p>M371</text:p>
          </table:table-cell>
          <table:table-cell office:value-type="string">
            <text:p>møtested</text:p>
          </table:table-cell>
          <table:table-cell office:value-type="string">
            <text:p>MO.STED</text:p>
          </table: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221</text:p>
          </table:table-cell>
          <table:table-cell office:value-type="string">
            <text:p>referanseForrigeMøte</text:p>
          </table:table-cell>
          <table:table-cell office:value-type="string">
            <text:p>MO.FORTS</text:p>
          </table:table-cell>
          <table:table-cell office:value-type="string">
            <text:p>0-1</text:p>
          </table:table-cell>
          <table:table-cell office:value-type="string">
            <text:p>A</text:p>
          </table:table-cell>
          <table:table-cell office:value-type="string">
            <text:p>basismappe.systemID</text:p>
          </table:table-cell>
        </table:table-row>
        <table:table-row table:style-name="ro1">
          <table:table-cell office:value-type="string">
            <text:p>M222</text:p>
          </table:table-cell>
          <table:table-cell office:value-type="string">
            <text:p>referanseNesteMøte</text:p>
          </table:table-cell>
          <table:table-cell office:value-type="string">
            <text:p> </text:p>
          </table:table-cell>
          <table:table-cell office:value-type="string">
            <text:p>0-1</text:p>
          </table:table-cell>
          <table:table-cell office:value-type="string">
            <text:p>A</text:p>
          </table:table-cell>
          <table:table-cell office:value-type="string">
            <text:p>basismappe.systemID</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
          <table:table-cell table:style-name="ce1" office:value-type="string">
            <text:p>Metadata for møtedeltaker</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4">
          <table:table-cell table:style-name="ce2" office:value-type="string">
            <text:p>Grupperes inn i:        Møtemappe</text:p>
          </table:table-cell>
          <table:table-cell table:style-name="Default" table:number-columns-repeated="5"/>
        </table:table-row>
        <table:table-row table:style-name="ro1">
          <table:table-cell table:style-name="ce2" office:value-type="string">
            <text:p>Forekomst:               1-M</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1">
          <table:table-cell office:value-type="string">
            <text:p>M372</text:p>
          </table:table-cell>
          <table:table-cell office:value-type="string">
            <text:p>møtedeltakerNavn</text:p>
          </table:table-cell>
          <table:table-cell office:value-type="string">
            <text:p>(UM.PNID)</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373</text:p>
          </table:table-cell>
          <table:table-cell office:value-type="string">
            <text:p>møtedeltakerFunksjon</text:p>
          </table:table-cell>
          <table:table-cell office:value-type="string">
            <text:p>(UM.FUNK)</text:p>
          </table:table-cell>
          <table:table-cell office:value-type="float" office:value="1">
            <text:p>1</text:p>
          </table:table-cell>
          <table:table-cell office:value-type="string">
            <text:p>A</text:p>
          </table:table-cell>
          <table:table-cell office:value-type="string">
            <text:p>Teksstreng</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4">
          <table:table-cell table:style-name="ce1" office:value-type="string">
            <text:p>Metadata for forenklet registrering</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001</text:p>
          </table:table-cell>
          <table:table-cell office:value-type="string">
            <text:p>systemID</text:p>
          </table:table-cell>
          <table:table-cell office:value-type="string">
            <text:p>JP.ID</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081</text:p>
          </table:table-cell>
          <table:table-cell office:value-type="string">
            <text:p>registreringstype</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600</text:p>
          </table:table-cell>
          <table:table-cell office:value-type="string">
            <text:p>opprettetDato</text:p>
          </table:table-cell>
          <table:table-cell office:value-type="string">
            <text:p> </text:p>
          </table: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01</text:p>
          </table:table-cell>
          <table:table-cell office:value-type="string">
            <text:p>opprettetAv</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604</text:p>
          </table:table-cell>
          <table:table-cell office:value-type="string">
            <text:p>arkivertDato</text:p>
          </table:table-cell>
          <table:table-cell office:value-type="string">
            <text:p> </text:p>
          </table: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05</text:p>
          </table:table-cell>
          <table:table-cell office:value-type="string">
            <text:p>arkivertAv</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4">
          <table:table-cell office:value-type="string">
            <text:p>M200</text:p>
          </table:table-cell>
          <table:table-cell office:value-type="string">
            <text:p>referanseForelder</text:p>
          </table:table-cell>
          <table:table-cell office:value-type="string">
            <text:p>JP.SAID</text:p>
          </table:table-cell>
          <table:table-cell office:value-type="float" office:value="1">
            <text:p>1</text:p>
          </table:table-cell>
          <table:table-cell office:value-type="string">
            <text:p>A</text:p>
          </table:table-cell>
          <table:table-cell office:value-type="string">
            <text:p>mappe.systemID/klasse. systemID</text:p>
          </table:table-cell>
        </table:table-row>
        <table:table-row table:style-name="ro1">
          <table:table-cell office:value-type="string">
            <text:p>M208</text:p>
          </table:table-cell>
          <table:table-cell office:value-type="string">
            <text:p>referanseArkivdel</text:p>
          </table:table-cell>
          <table:table-cell office:value-type="string">
            <text:p>JP.ARKDEL</text:p>
          </table:table-cell>
          <table:table-cell office:value-type="string">
            <text:p>0-1</text:p>
          </table:table-cell>
          <table:table-cell office:value-type="string">
            <text:p>A</text:p>
          </table:table-cell>
          <table:table-cell office:value-type="string">
            <text:p>arkivdel.systemID</text:p>
          </table:table-cell>
        </table:table-row>
        <table:table-row table:style-name="ro4">
          <table:table-cell office:value-type="string">
            <text:p>M207</text:p>
          </table:table-cell>
          <table:table-cell office:value-type="string">
            <text:p>referanseDokument</text:p>
            <text:p>beskrivelse</text:p>
          </table:table-cell>
          <table:table-cell office:value-type="string">
            <text:p> </text:p>
          </table:table-cell>
          <table:table-cell office:value-type="string">
            <text:p>0-M</text:p>
          </table:table-cell>
          <table:table-cell office:value-type="string">
            <text:p>A</text:p>
          </table:table-cell>
          <table:table-cell office:value-type="string">
            <text:p>dokumentbeskrivelse. systemID</text:p>
          </table:table-cell>
        </table:table-row>
        <table:table-row table:style-name="ro1">
          <table:table-cell office:value-type="string">
            <text:p>M216</text:p>
          </table:table-cell>
          <table:table-cell office:value-type="string">
            <text:p>referanseDokument objekt</text:p>
          </table:table-cell>
          <table:table-cell office:value-type="string">
            <text:p> </text:p>
          </table:table-cell>
          <table:table-cell office:value-type="string">
            <text:p>0-M</text:p>
          </table:table-cell>
          <table:table-cell office:value-type="string">
            <text:p>A</text:p>
          </table:table-cell>
          <table:table-cell office:value-type="string">
            <text:p>dokumentobjekt.sysemID</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4">
          <table:table-cell table:style-name="ce1" office:value-type="string">
            <text:p>Metadata for basisregistrering</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7">
          <table:table-cell table:style-name="ce2" office:value-type="string">
            <text:p>Metadata for forenklet registrering inngår i basisregistrering, følgende metadata kommer i tillegg.</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4">
          <table:table-cell office:value-type="string">
            <text:p>M004</text:p>
          </table:table-cell>
          <table:table-cell office:value-type="string">
            <text:p>registreringsID</text:p>
          </table:table-cell>
          <table:table-cell office:value-type="string">
            <text:p>(SA.SAAR+ SA.SEKNR+ JP.POSTNR)</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20</text:p>
          </table:table-cell>
          <table:table-cell office:value-type="string">
            <text:p>tittel</text:p>
          </table:table-cell>
          <table:table-cell office:value-type="string">
            <text:p>JP.INNHOLD</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025</text:p>
          </table:table-cell>
          <table:table-cell office:value-type="string">
            <text:p>offentligTittel</text:p>
          </table:table-cell>
          <table:table-cell office:value-type="string">
            <text:p>JP.OFFINNHOLD</text:p>
          </table: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021</text:p>
          </table:table-cell>
          <table:table-cell office:value-type="string">
            <text:p>beskrivelse</text:p>
          </table:table-cell>
          <table:table-cell office:value-type="string">
            <text:p> </text:p>
          </table: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022</text:p>
          </table:table-cell>
          <table:table-cell office:value-type="string">
            <text:p>nøkkelord</text:p>
          </table:table-cell>
          <table:table-cell office:value-type="string">
            <text:p> </text:p>
          </table:table-cell>
          <table:table-cell office:value-type="string">
            <text:p>0-M</text:p>
          </table:table-cell>
          <table:table-cell office:value-type="string">
            <text:p>A</text:p>
          </table:table-cell>
          <table:table-cell office:value-type="string">
            <text:p>Tekststreng</text:p>
          </table:table-cell>
        </table:table-row>
        <table:table-row table:style-name="ro2">
          <table:table-cell office:value-type="string">
            <text:p>M024</text:p>
          </table:table-cell>
          <table:table-cell office:value-type="string">
            <text:p>forfatter</text:p>
          </table:table-cell>
          <table:table-cell office:value-type="string">
            <text:p> </text:p>
          </table:table-cell>
          <table:table-cell office:value-type="string">
            <text:p>0-M</text:p>
          </table:table-cell>
          <table:table-cell office:value-type="string">
            <text:p>A</text:p>
          </table:table-cell>
          <table:table-cell office:value-type="string">
            <text:p>Tekststreng</text:p>
          </table:table-cell>
        </table:table-row>
        <table:table-row table:style-name="ro1">
          <table:table-cell office:value-type="string">
            <text:p>M300</text:p>
          </table:table-cell>
          <table:table-cell office:value-type="string">
            <text:p>dokumentmedium</text:p>
          </table:table-cell>
          <table:table-cell office:value-type="string">
            <text:p>JP.PAPIR</text:p>
          </table: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301</text:p>
          </table:table-cell>
          <table:table-cell office:value-type="string">
            <text:p>oppbevaringssted</text:p>
          </table:table-cell>
          <table:table-cell office:value-type="string">
            <text:p> </text:p>
          </table:table-cell>
          <table:table-cell office:value-type="string">
            <text:p>0-M</text:p>
          </table:table-cell>
          <table:table-cell office:value-type="string">
            <text:p> </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
          <table:table-cell table:style-name="ce1" office:value-type="string">
            <text:p>Metadata for journalpost</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6">
          <table:table-cell table:style-name="ce2" office:value-type="string">
            <text:p>Metadata for basisregistrering inngår i journalpost, følgende metadata kommer i tillegg.</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1">
          <table:table-cell office:value-type="string">
            <text:p>M009</text:p>
          </table:table-cell>
          <table:table-cell office:value-type="string">
            <text:p>løpenummer</text:p>
          </table:table-cell>
          <table:table-cell office:value-type="string">
            <text:p>(JP.JAAR+ JP.SEKNR)</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082</text:p>
          </table:table-cell>
          <table:table-cell office:value-type="string">
            <text:p>journalposttype</text:p>
          </table:table-cell>
          <table:table-cell office:value-type="string">
            <text:p>JP.NDOKTYPE</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53</text:p>
          </table:table-cell>
          <table:table-cell office:value-type="string">
            <text:p>journalstatus</text:p>
          </table:table-cell>
          <table:table-cell office:value-type="string">
            <text:p>JP.STATUS</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101</text:p>
          </table:table-cell>
          <table:table-cell office:value-type="string">
            <text:p>journaldato</text:p>
          </table:table-cell>
          <table:table-cell office:value-type="string">
            <text:p>JP.JDATO</text:p>
          </table:table-cell>
          <table:table-cell office:value-type="float" office:value="1">
            <text:p>1</text:p>
          </table:table-cell>
          <table:table-cell office:value-type="string">
            <text:p>A</text:p>
          </table:table-cell>
          <table:table-cell office:value-type="string">
            <text:p>Dato</text:p>
          </table:table-cell>
        </table:table-row>
        <table:table-row table:style-name="ro1">
          <table:table-cell office:value-type="string">
            <text:p>M103</text:p>
          </table:table-cell>
          <table:table-cell office:value-type="string">
            <text:p>dokumentetsDato</text:p>
          </table:table-cell>
          <table:table-cell office:value-type="string">
            <text:p>JP.DOKDATO</text:p>
          </table:table-cell>
          <table:table-cell office:value-type="string">
            <text:p>0-1</text:p>
          </table:table-cell>
          <table:table-cell office:value-type="string">
            <text:p>A</text:p>
          </table:table-cell>
          <table:table-cell office:value-type="string">
            <text:p>Dato</text:p>
          </table:table-cell>
        </table:table-row>
        <table:table-row table:style-name="ro2">
          <table:table-cell office:value-type="string">
            <text:p>M104</text:p>
          </table:table-cell>
          <table:table-cell office:value-type="string">
            <text:p>mottattDato</text:p>
          </table:table-cell>
          <table:table-cell office:value-type="string">
            <text:p> </text:p>
          </table:table-cell>
          <table:table-cell office:value-type="string">
            <text:p>0-1</text:p>
          </table:table-cell>
          <table:table-cell office:value-type="string">
            <text:p>A</text:p>
          </table:table-cell>
          <table:table-cell office:value-type="string">
            <text:p>Dato</text:p>
          </table:table-cell>
        </table:table-row>
        <table:table-row table:style-name="ro1">
          <table:table-cell office:value-type="string">
            <text:p>M105</text:p>
          </table:table-cell>
          <table:table-cell office:value-type="string">
            <text:p>sendtDato</text:p>
          </table:table-cell>
          <table:table-cell office:value-type="string">
            <text:p>JP.EKSPDATO</text:p>
          </table:table-cell>
          <table:table-cell office:value-type="string">
            <text:p>0-1</text:p>
          </table:table-cell>
          <table:table-cell office:value-type="string">
            <text:p>A</text:p>
          </table:table-cell>
          <table:table-cell office:value-type="string">
            <text:p>Dato</text:p>
          </table:table-cell>
        </table:table-row>
        <table:table-row table:style-name="ro1">
          <table:table-cell office:value-type="string">
            <text:p>M109</text:p>
          </table:table-cell>
          <table:table-cell office:value-type="string">
            <text:p>forfallsdato</text:p>
          </table:table-cell>
          <table:table-cell office:value-type="string">
            <text:p>JP.FORFDATO</text:p>
          </table:table-cell>
          <table:table-cell office:value-type="string">
            <text:p>0-1</text:p>
          </table:table-cell>
          <table:table-cell office:value-type="string">
            <text:p> </text:p>
          </table:table-cell>
          <table:table-cell office:value-type="string">
            <text:p>Dato</text:p>
          </table:table-cell>
        </table:table-row>
        <table:table-row table:style-name="ro1">
          <table:table-cell office:value-type="string">
            <text:p>M110</text:p>
          </table:table-cell>
          <table:table-cell office:value-type="string">
            <text:p>offentlighetsvurdertDato</text:p>
          </table:table-cell>
          <table:table-cell office:value-type="string">
            <text:p>JP.OVDATO</text:p>
          </table:table-cell>
          <table:table-cell office:value-type="string">
            <text:p>0-1</text:p>
          </table:table-cell>
          <table:table-cell office:value-type="string">
            <text:p> </text:p>
          </table:table-cell>
          <table:table-cell office:value-type="string">
            <text:p>Dato</text:p>
          </table:table-cell>
        </table:table-row>
        <table:table-row table:style-name="ro2">
          <table:table-cell office:value-type="string">
            <text:p>M304</text:p>
          </table:table-cell>
          <table:table-cell office:value-type="string">
            <text:p>antallVedlegg</text:p>
          </table:table-cell>
          <table:table-cell office:value-type="string">
            <text:p>JP.ANTVED</text:p>
          </table: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106</text:p>
          </table:table-cell>
          <table:table-cell office:value-type="string">
            <text:p>utlåntDato</text:p>
          </table:table-cell>
          <table:table-cell office:value-type="string">
            <text:p>JP.UTLDATO</text:p>
          </table:table-cell>
          <table:table-cell office:value-type="string">
            <text:p>0-1</text:p>
          </table:table-cell>
          <table:table-cell office:value-type="string">
            <text:p> </text:p>
          </table:table-cell>
          <table:table-cell office:value-type="string">
            <text:p>Dato</text:p>
          </table:table-cell>
        </table:table-row>
        <table:table-row table:style-name="ro2">
          <table:table-cell office:value-type="string">
            <text:p>M309</text:p>
          </table:table-cell>
          <table:table-cell office:value-type="string">
            <text:p>utlåntTil</text:p>
          </table:table-cell>
          <table:table-cell office:value-type="string">
            <text:p>(JP.UTLTIL)</text:p>
          </table:table-cell>
          <table:table-cell office:value-type="string">
            <text:p>0-1</text:p>
          </table:table-cell>
          <table:table-cell office:value-type="string">
            <text:p> </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4">
          <table:table-cell table:style-name="ce1" office:value-type="string">
            <text:p>Metadata for korrespondansepart</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4">
          <table:table-cell table:style-name="ce2" office:value-type="string">
            <text:p>Grupperes inn i:       Journalpost</text:p>
          </table:table-cell>
          <table:table-cell table:style-name="Default" table:number-columns-repeated="5"/>
        </table:table-row>
        <table:table-row table:style-name="ro1">
          <table:table-cell table:style-name="ce2" office:value-type="string">
            <text:p>Forekomst:               1-M</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8">
          <table:table-cell office:value-type="string">
            <text:p>M087</text:p>
          </table:table-cell>
          <table:table-cell office:value-type="string">
            <text:p>korrespondanseparttype</text:p>
          </table:table-cell>
          <table:table-cell office:value-type="string">
            <text:p>(AM.IHTYPE, AM.KOPIMOT, AM.GRUPPE MOT)</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400</text:p>
          </table:table-cell>
          <table:table-cell office:value-type="string">
            <text:p>korrespondansepartNavn</text:p>
          </table:table-cell>
          <table:table-cell office:value-type="string">
            <text:p>AM.NAVN</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406</text:p>
          </table:table-cell>
          <table:table-cell office:value-type="string">
            <text:p>postadresse</text:p>
          </table:table-cell>
          <table:table-cell office:value-type="string">
            <text:p>AM.ADRESSE</text:p>
          </table: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407</text:p>
          </table:table-cell>
          <table:table-cell office:value-type="string">
            <text:p>postnummer</text:p>
          </table:table-cell>
          <table:table-cell office:value-type="string">
            <text:p>AM.POSTNR</text:p>
          </table: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408</text:p>
          </table:table-cell>
          <table:table-cell office:value-type="string">
            <text:p>poststed</text:p>
          </table:table-cell>
          <table:table-cell office:value-type="string">
            <text:p>AM.POSTSTED</text:p>
          </table: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409</text:p>
          </table:table-cell>
          <table:table-cell office:value-type="string">
            <text:p>utenlandsadresse</text:p>
          </table:table-cell>
          <table:table-cell office:value-type="string">
            <text:p>AM.UTLAND</text:p>
          </table: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410</text:p>
          </table:table-cell>
          <table:table-cell office:value-type="string">
            <text:p>epostadresse</text:p>
          </table:table-cell>
          <table:table-cell office:value-type="string">
            <text:p>AM.EPOSTADR</text:p>
          </table: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411</text:p>
          </table:table-cell>
          <table:table-cell office:value-type="string">
            <text:p>telefonnummer</text:p>
          </table:table-cell>
          <table:table-cell office:value-type="string">
            <text:p> </text:p>
          </table: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412</text:p>
          </table:table-cell>
          <table:table-cell office:value-type="string">
            <text:p>kontaktperson</text:p>
          </table:table-cell>
          <table:table-cell office:value-type="string">
            <text:p> </text:p>
          </table:table-cell>
          <table:table-cell office:value-type="string">
            <text:p>0-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
          <table:table-cell table:style-name="ce1" office:value-type="string">
            <text:p>Metadata for saksansvar</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4">
          <table:table-cell table:style-name="ce2" office:value-type="string">
            <text:p>Grupperes inn i:        Journalpost</text:p>
          </table:table-cell>
          <table:table-cell table:style-name="Default" table:number-columns-repeated="5"/>
        </table:table-row>
        <table:table-row table:style-name="ro1">
          <table:table-cell table:style-name="ce2" office:value-type="string">
            <text:p>Forekomst:               1-M</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9">
          <table:table-cell table:style-name="ce2" office:value-type="string">
            <text:p>Ved organinterne dokumenter som skal følges opp, er det behov for å gruppere informasjon om saksansvar fordi denne  kan forekomme flere ganger.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1">
          <table:table-cell office:value-type="string">
            <text:p>M305</text:p>
          </table:table-cell>
          <table:table-cell office:value-type="string">
            <text:p>administrativEnhet</text:p>
          </table:table-cell>
          <table:table-cell office:value-type="string">
            <text:p>(AM.ADMID)</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307</text:p>
          </table:table-cell>
          <table:table-cell office:value-type="string">
            <text:p>saksbehandler</text:p>
          </table:table-cell>
          <table:table-cell office:value-type="string">
            <text:p>(AM.SBHID)</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308</text:p>
          </table:table-cell>
          <table:table-cell office:value-type="string">
            <text:p>journalenhet</text:p>
          </table:table-cell>
          <table:table-cell office:value-type="string">
            <text:p>(AM.JENHET)</text:p>
          </table:table-cell>
          <table:table-cell office:value-type="string">
            <text:p>0-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
          <table:table-cell table:style-name="ce1" office:value-type="string">
            <text:p>Metadata for avskrivning</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4">
          <table:table-cell table:style-name="ce2" office:value-type="string">
            <text:p>Grupperes inn i:        Journalpost</text:p>
          </table:table-cell>
          <table:table-cell table:style-name="Default" table:number-columns-repeated="5"/>
        </table:table-row>
        <table:table-row table:style-name="ro1">
          <table:table-cell table:style-name="ce2" office:value-type="string">
            <text:p>Forekomst:               0-M</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0">
          <table:table-cell table:style-name="ce2" office:value-type="string">
            <text:p>.Avskrivning er obligatorisk for inngående dokumenter og organinterne dokumenter som skal følges opp.</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1">
          <table:table-cell office:value-type="string">
            <text:p>M617</text:p>
          </table:table-cell>
          <table:table-cell office:value-type="string">
            <text:p>avskrivningsdato</text:p>
          </table:table-cell>
          <table:table-cell office:value-type="string">
            <text:p>AM.AVSKDATO</text:p>
          </table: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18</text:p>
          </table:table-cell>
          <table:table-cell office:value-type="string">
            <text:p>avskrevetAv</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619</text:p>
          </table:table-cell>
          <table:table-cell office:value-type="string">
            <text:p>avskrivningsmåte</text:p>
          </table:table-cell>
          <table:table-cell office:value-type="string">
            <text:p>AM.AVSKM</text:p>
          </table:table-cell>
          <table:table-cell office:value-type="float" office:value="1">
            <text:p>1</text:p>
          </table:table-cell>
          <table:table-cell office:value-type="string">
            <text:p>A</text:p>
          </table:table-cell>
          <table:table-cell office:value-type="string">
            <text:p>Tekststreng</text:p>
          </table:table-cell>
        </table:table-row>
        <table:table-row table:style-name="ro4">
          <table:table-cell office:value-type="string">
            <text:p>M214</text:p>
          </table:table-cell>
          <table:table-cell office:value-type="string">
            <text:p>referanseAvskriver Journalpost</text:p>
          </table:table-cell>
          <table:table-cell office:value-type="string">
            <text:p>AM.BESVAR</text:p>
          </table:table-cell>
          <table:table-cell office:value-type="string">
            <text:p>0-1</text:p>
          </table:table-cell>
          <table:table-cell office:value-type="string">
            <text:p>A</text:p>
          </table:table-cell>
          <table:table-cell office:value-type="string">
            <text:p>forenkletRegistrering. systemID</text:p>
          </table:table-cell>
        </table:table-row>
        <table:table-row table:style-name="ro4">
          <table:table-cell office:value-type="string">
            <text:p>M215</text:p>
          </table:table-cell>
          <table:table-cell office:value-type="string">
            <text:p>referanseAvskrivesAv Journalpost</text:p>
          </table:table-cell>
          <table:table-cell office:value-type="string">
            <text:p>AM.AVSKAV</text:p>
          </table:table-cell>
          <table:table-cell office:value-type="string">
            <text:p>0-1</text:p>
          </table:table-cell>
          <table:table-cell office:value-type="string">
            <text:p>A</text:p>
          </table:table-cell>
          <table:table-cell office:value-type="string">
            <text:p>forenkletRegistrering. systemID</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
          <table:table-cell table:style-name="ce1" office:value-type="string">
            <text:p>Metadata for dokumentflyt</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4">
          <table:table-cell table:style-name="ce2" office:value-type="string">
            <text:p>Grupperes inn i:        Journalpost</text:p>
          </table:table-cell>
          <table:table-cell table:style-name="Default" table:number-columns-repeated="5"/>
        </table:table-row>
        <table:table-row table:style-name="ro1">
          <table:table-cell table:style-name="ce2" office:value-type="string">
            <text:p>Forekomst:               0-M</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660</text:p>
          </table:table-cell>
          <table:table-cell office:value-type="string">
            <text:p>flytTil</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665</text:p>
          </table:table-cell>
          <table:table-cell office:value-type="string">
            <text:p>flytFra</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661</text:p>
          </table:table-cell>
          <table:table-cell office:value-type="string">
            <text:p>flytMottattDato</text:p>
          </table:table-cell>
          <table:table-cell office:value-type="string">
            <text:p> </text:p>
          </table:table-cell>
          <table:table-cell office:value-type="float" office:value="1">
            <text:p>1</text:p>
          </table:table-cell>
          <table:table-cell office:value-type="string">
            <text:p>A</text:p>
          </table:table-cell>
          <table:table-cell office:value-type="string">
            <text:p>Dato/klokkeslett</text:p>
          </table:table-cell>
        </table:table-row>
        <table:table-row table:style-name="ro1">
          <table:table-cell office:value-type="string">
            <text:p>M662</text:p>
          </table:table-cell>
          <table:table-cell office:value-type="string">
            <text:p>flytSendtDato</text:p>
          </table:table-cell>
          <table:table-cell office:value-type="string">
            <text:p> </text:p>
          </table: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63</text:p>
          </table:table-cell>
          <table:table-cell office:value-type="string">
            <text:p>flytStatus</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664</text:p>
          </table:table-cell>
          <table:table-cell office:value-type="string">
            <text:p>flytMerknad</text:p>
          </table:table-cell>
          <table:table-cell office:value-type="string">
            <text:p> </text:p>
          </table:table-cell>
          <table:table-cell office:value-type="string">
            <text:p>0-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
          <table:table-cell table:style-name="ce1" office:value-type="string">
            <text:p>Metadata for saksfordeling</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3">
          <table:table-cell table:style-name="ce2" office:value-type="string">
            <text:p>Grupperes inn i:        Saksmappe, journalpost</text:p>
          </table:table-cell>
          <table:table-cell table:style-name="Default" table:number-columns-repeated="5"/>
        </table:table-row>
        <table:table-row table:style-name="ro1">
          <table:table-cell table:style-name="ce2" office:value-type="string">
            <text:p>Forekomst:               0-M</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666</text:p>
          </table:table-cell>
          <table:table-cell office:value-type="string">
            <text:p>fordeltTil</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667</text:p>
          </table:table-cell>
          <table:table-cell office:value-type="string">
            <text:p>fordeltAv</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668</text:p>
          </table:table-cell>
          <table:table-cell office:value-type="string">
            <text:p>fordeltDato</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4">
          <table:table-cell table:style-name="ce1" office:value-type="string">
            <text:p>Metadata for møteregistrering</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6">
          <table:table-cell table:style-name="ce2" office:value-type="string">
            <text:p>Metadata for basisregistrering inngår i møteregistrering, følgende metadata kommer i tillegg.</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1">
          <table:table-cell office:value-type="string">
            <text:p>M085</text:p>
          </table:table-cell>
          <table:table-cell office:value-type="string">
            <text:p>møteregistreringstype</text:p>
          </table:table-cell>
          <table:table-cell office:value-type="string">
            <text:p>MD.DOKTYPE</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88</text:p>
          </table:table-cell>
          <table:table-cell office:value-type="string">
            <text:p>møtesakstype</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055</text:p>
          </table:table-cell>
          <table:table-cell office:value-type="string">
            <text:p>møteregistreringsstatus</text:p>
          </table:table-cell>
          <table:table-cell office:value-type="string">
            <text:p>MD.STATUS</text:p>
          </table: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305</text:p>
          </table:table-cell>
          <table:table-cell office:value-type="string">
            <text:p>administrativEnhet</text:p>
          </table:table-cell>
          <table:table-cell office:value-type="string">
            <text:p>(MD.ADMID)</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307</text:p>
          </table:table-cell>
          <table:table-cell office:value-type="string">
            <text:p>saksbehandler</text:p>
          </table:table-cell>
          <table:table-cell office:value-type="string">
            <text:p>(MD.SBHID)</text:p>
          </table:table-cell>
          <table:table-cell office:value-type="float" office:value="1">
            <text:p>1</text:p>
          </table:table-cell>
          <table:table-cell office:value-type="string">
            <text:p>A</text:p>
          </table:table-cell>
          <table:table-cell office:value-type="string">
            <text:p>Tekststreng</text:p>
          </table:table-cell>
        </table:table-row>
        <table:table-row table:style-name="ro4">
          <table:table-cell office:value-type="string">
            <text:p>M223</text:p>
          </table:table-cell>
          <table:table-cell office:value-type="string">
            <text:p>referanseTil Møteregistrering</text:p>
          </table:table-cell>
          <table:table-cell office:value-type="string">
            <text:p> </text:p>
          </table:table-cell>
          <table:table-cell office:value-type="string">
            <text:p>0-M</text:p>
          </table:table-cell>
          <table:table-cell office:value-type="string">
            <text:p>A</text:p>
          </table:table-cell>
          <table:table-cell office:value-type="string">
            <text:p>forenkletRegistrering. systemID</text:p>
          </table:table-cell>
        </table:table-row>
        <table:table-row table:style-name="ro4">
          <table:table-cell office:value-type="string">
            <text:p>M224</text:p>
          </table:table-cell>
          <table:table-cell office:value-type="string">
            <text:p>referanseFraMøteregistrering</text:p>
          </table:table-cell>
          <table:table-cell office:value-type="string">
            <text:p> </text:p>
          </table:table-cell>
          <table:table-cell office:value-type="string">
            <text:p>0-M</text:p>
          </table:table-cell>
          <table:table-cell office:value-type="string">
            <text:p>A</text:p>
          </table:table-cell>
          <table:table-cell office:value-type="string">
            <text:p>forenkletRegistrering. system ID</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4">
          <table:table-cell table:style-name="ce1" office:value-type="string">
            <text:p>Metadata for dokumentbeskrivelse</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1">
          <table:table-cell table:style-name="ce2" office:value-type="string">
            <text:p>En dokumentbeskrivelse kan være knyttet til mer enn en registrering, og ved avlevering vil metadata bli duplisert for hver tilknytning. Referansen til registreringen finnes i objektet dokumentlink nedenfor.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001</text:p>
          </table:table-cell>
          <table:table-cell office:value-type="string">
            <text:p>systemID</text:p>
          </table:table-cell>
          <table:table-cell office:value-type="string">
            <text:p>DB.DOKID</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083</text:p>
          </table:table-cell>
          <table:table-cell office:value-type="string">
            <text:p>dokumenttype</text:p>
          </table:table-cell>
          <table:table-cell office:value-type="string">
            <text:p>DB.KATEGORI</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054</text:p>
          </table:table-cell>
          <table:table-cell office:value-type="string">
            <text:p>dokumentstatus</text:p>
          </table:table-cell>
          <table:table-cell office:value-type="string">
            <text:p>DB.STATUS</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20</text:p>
          </table:table-cell>
          <table:table-cell office:value-type="string">
            <text:p>tittel</text:p>
          </table:table-cell>
          <table:table-cell office:value-type="string">
            <text:p>DB.TITTEL</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21</text:p>
          </table:table-cell>
          <table:table-cell office:value-type="string">
            <text:p>beskrivelse</text:p>
          </table:table-cell>
          <table:table-cell office:value-type="string">
            <text:p> </text:p>
          </table: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024</text:p>
          </table:table-cell>
          <table:table-cell office:value-type="string">
            <text:p>forfatter</text:p>
          </table:table-cell>
          <table:table-cell office:value-type="string">
            <text:p>(DB.UTARBAV)</text:p>
          </table: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600</text:p>
          </table:table-cell>
          <table:table-cell office:value-type="string">
            <text:p>opprettetDato</text:p>
          </table:table-cell>
          <table:table-cell office:value-type="string">
            <text:p> </text:p>
          </table: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01</text:p>
          </table:table-cell>
          <table:table-cell office:value-type="string">
            <text:p>opprettetAv</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300</text:p>
          </table:table-cell>
          <table:table-cell office:value-type="string">
            <text:p>dokumentmedium</text:p>
          </table:table-cell>
          <table:table-cell office:value-type="string">
            <text:p>DB.PAPIR</text:p>
          </table: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301</text:p>
          </table:table-cell>
          <table:table-cell office:value-type="string">
            <text:p>oppbevaringssted</text:p>
          </table:table-cell>
          <table:table-cell office:value-type="string">
            <text:p>DB.LOKPAPIR</text:p>
          </table:table-cell>
          <table:table-cell office:value-type="string">
            <text:p>0-1</text:p>
          </table:table-cell>
          <table:table-cell office:value-type="string">
            <text:p> </text:p>
          </table:table-cell>
          <table:table-cell office:value-type="string">
            <text:p>Tekststreng</text:p>
          </table:table-cell>
        </table:table-row>
        <table:table-row table:style-name="ro1">
          <table:table-cell office:value-type="string">
            <text:p>M216</text:p>
          </table:table-cell>
          <table:table-cell office:value-type="string">
            <text:p>referanseDokument objekt</text:p>
          </table:table-cell>
          <table:table-cell office:value-type="string">
            <text:p> </text:p>
          </table:table-cell>
          <table:table-cell office:value-type="string">
            <text:p>0-M</text:p>
          </table:table-cell>
          <table:table-cell office:value-type="string">
            <text:p>A</text:p>
          </table:table-cell>
          <table:table-cell office:value-type="string">
            <text:p>dokumentobjekt.systemID</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
          <table:table-cell table:style-name="ce1" office:value-type="string">
            <text:p>Metadata for dokumentlink</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3">
          <table:table-cell table:style-name="ce2" office:value-type="string">
            <text:p>Grupperes inn i:        Dokumentbeskrivelse</text:p>
          </table:table-cell>
          <table:table-cell table:style-name="Default" table:number-columns-repeated="5"/>
        </table:table-row>
        <table:table-row table:style-name="ro1">
          <table:table-cell table:style-name="ce2" office:value-type="string">
            <text:p>Forekomst:               1</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6">
          <table:table-cell table:style-name="ce2" office:value-type="string">
            <text:p>Det skal opprettes en ny dokumentlink for hver gang et dokument knyttes til en registrering.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4">
          <table:table-cell office:value-type="string">
            <text:p>M206</text:p>
          </table:table-cell>
          <table:table-cell office:value-type="string">
            <text:p>referanseRegistrering</text:p>
          </table:table-cell>
          <table:table-cell office:value-type="string">
            <text:p>DL.JPID</text:p>
          </table:table-cell>
          <table:table-cell office:value-type="float" office:value="1">
            <text:p>1</text:p>
          </table:table-cell>
          <table:table-cell office:value-type="string">
            <text:p>A</text:p>
          </table:table-cell>
          <table:table-cell office:value-type="string">
            <text:p>forenkletRegistrering. systemID</text:p>
          </table:table-cell>
        </table:table-row>
        <table:table-row table:style-name="ro1">
          <table:table-cell office:value-type="string">
            <text:p>M217</text:p>
          </table:table-cell>
          <table:table-cell office:value-type="string">
            <text:p>tilknyttetRegistrering Som</text:p>
          </table:table-cell>
          <table:table-cell office:value-type="string">
            <text:p>DL.TYPE</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007</text:p>
          </table:table-cell>
          <table:table-cell office:value-type="string">
            <text:p>dokumentnummer</text:p>
          </table:table-cell>
          <table:table-cell office:value-type="string">
            <text:p>DL.RNR</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620</text:p>
          </table:table-cell>
          <table:table-cell office:value-type="string">
            <text:p>tilknyttetDato</text:p>
          </table:table-cell>
          <table:table-cell office:value-type="string">
            <text:p>DL.TKDATO</text:p>
          </table: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21</text:p>
          </table:table-cell>
          <table:table-cell office:value-type="string">
            <text:p>tilknyttetAv</text:p>
          </table:table-cell>
          <table:table-cell office:value-type="string">
            <text:p>(DL.TKAV)</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4">
          <table:table-cell table:style-name="ce1" office:value-type="string">
            <text:p>Metadata for dokumentobjekt</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001</text:p>
          </table:table-cell>
          <table:table-cell office:value-type="string">
            <text:p>systemID</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005</text:p>
          </table:table-cell>
          <table:table-cell office:value-type="string">
            <text:p>versjonsnummer</text:p>
          </table:table-cell>
          <table:table-cell office:value-type="string">
            <text:p>VE.VERSJON</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700</text:p>
          </table:table-cell>
          <table:table-cell office:value-type="string">
            <text:p>variantformat</text:p>
          </table:table-cell>
          <table:table-cell office:value-type="string">
            <text:p>(VE.VARIANT)</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701</text:p>
          </table:table-cell>
          <table:table-cell office:value-type="string">
            <text:p>format</text:p>
          </table:table-cell>
          <table:table-cell office:value-type="string">
            <text:p>(VE.DOK FORMAT)</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702</text:p>
          </table:table-cell>
          <table:table-cell office:value-type="string">
            <text:p>formatDetaljer</text:p>
          </table:table-cell>
          <table:table-cell office:value-type="string">
            <text:p>LF.BESKRIV</text:p>
          </table: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600</text:p>
          </table:table-cell>
          <table:table-cell office:value-type="string">
            <text:p>opprettetDato</text:p>
          </table:table-cell>
          <table:table-cell office:value-type="string">
            <text:p> </text:p>
          </table: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01</text:p>
          </table:table-cell>
          <table:table-cell office:value-type="string">
            <text:p>opprettetAv</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4">
          <table:table-cell office:value-type="string">
            <text:p>M207</text:p>
          </table:table-cell>
          <table:table-cell office:value-type="string">
            <text:p>referanseDokument beskrivelse</text:p>
          </table:table-cell>
          <table:table-cell office:value-type="string">
            <text:p>VE.DOKID</text:p>
          </table:table-cell>
          <table:table-cell office:value-type="float" office:value="1">
            <text:p>1</text:p>
          </table:table-cell>
          <table:table-cell office:value-type="string">
            <text:p>A</text:p>
          </table:table-cell>
          <table:table-cell office:value-type="string">
            <text:p>dokumentbeskrivelse. systemID</text:p>
          </table:table-cell>
        </table:table-row>
        <table:table-row table:style-name="ro4">
          <table:table-cell office:value-type="string">
            <text:p>M206</text:p>
          </table:table-cell>
          <table:table-cell office:value-type="string">
            <text:p>referanseRegistrering</text:p>
          </table:table-cell>
          <table:table-cell office:value-type="string">
            <text:p> </text:p>
          </table:table-cell>
          <table:table-cell office:value-type="float" office:value="1">
            <text:p>1</text:p>
          </table:table-cell>
          <table:table-cell office:value-type="string">
            <text:p>A</text:p>
          </table:table-cell>
          <table:table-cell office:value-type="string">
            <text:p>forenkletRegistrering. systemID</text:p>
          </table:table-cell>
        </table:table-row>
        <table:table-row table:style-name="ro4">
          <table:table-cell office:value-type="string">
            <text:p>M218</text:p>
          </table:table-cell>
          <table:table-cell office:value-type="string">
            <text:p>referanseDokumentfil</text:p>
          </table:table-cell>
          <table:table-cell office:value-type="string">
            <text:p>VE.FILREF</text:p>
          </table:table-cell>
          <table:table-cell office:value-type="float" office:value="1">
            <text:p>1</text:p>
          </table:table-cell>
          <table:table-cell office:value-type="string">
            <text:p>A</text:p>
          </table:table-cell>
          <table:table-cell office:value-type="string">
            <text:p>Tekststreng (filkatalogstruktur + filnavn)</text:p>
          </table:table-cell>
        </table:table-row>
        <table:table-row table:style-name="ro1">
          <table:table-cell office:value-type="string">
            <text:p>M705</text:p>
          </table:table-cell>
          <table:table-cell office:value-type="string">
            <text:p>sjekksumDokument</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706</text:p>
          </table:table-cell>
          <table:table-cell office:value-type="string">
            <text:p>sjekksumAlgoritme</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707</text:p>
          </table:table-cell>
          <table:table-cell office:value-type="string">
            <text:p>filstørrelse</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4">
          <table:table-cell table:style-name="ce1" office:value-type="string">
            <text:p>Metadata for kryssreferanse</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8">
          <table:table-cell table:style-name="ce2" office:value-type="string">
            <text:p>Grupperes inn i:        Klasse, Basismappe, Basisregistrering</text:p>
          </table:table-cell>
          <table:table-cell table:style-name="Default" table:number-columns-repeated="5"/>
        </table:table-row>
        <table:table-row table:style-name="ro1">
          <table:table-cell table:style-name="ce2" office:value-type="string">
            <text:p>Forekomst:               0-M</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2">
          <table:table-cell table:style-name="ce2" office:value-type="string">
            <text:p>Referansen kan gå fra en klasse til en annen klasse, fra en mappe til en annen mappe, fra en registrering til en annen registrering, fra en mappe til en registrering og fra en registrering til en mappe. Kryssreferansen  vil også omfatte spesialiseringer.  En kryssreferanse kan derfor gå fra en møtemappe til en saksmappe.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1">
          <table:table-cell office:value-type="string">
            <text:p>M219</text:p>
          </table:table-cell>
          <table:table-cell office:value-type="string">
            <text:p>referanseTilKlasse</text:p>
          </table:table-cell>
          <table:table-cell office:value-type="string">
            <text:p>JO.ORDNPRI2</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220</text:p>
          </table:table-cell>
          <table:table-cell office:value-type="string">
            <text:p>referanseFraKlasse</text:p>
          </table:table-cell>
          <table:table-cell office:value-type="string">
            <text:p>JO.ORDNPRI1</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210</text:p>
          </table:table-cell>
          <table:table-cell office:value-type="string">
            <text:p>referanseTilMappe</text:p>
          </table:table-cell>
          <table:table-cell office:value-type="string">
            <text:p>JF.TSAID</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211</text:p>
          </table:table-cell>
          <table:table-cell office:value-type="string">
            <text:p>referanseFraMappe</text:p>
          </table:table-cell>
          <table:table-cell office:value-type="string">
            <text:p>JF.FSAID</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212</text:p>
          </table:table-cell>
          <table:table-cell office:value-type="string">
            <text:p>referanseTilRegistrering</text:p>
          </table:table-cell>
          <table:table-cell office:value-type="string">
            <text:p>JF.TJPID</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213</text:p>
          </table:table-cell>
          <table:table-cell office:value-type="string">
            <text:p>referanseFraRegistrering</text:p>
          </table:table-cell>
          <table:table-cell office:value-type="string">
            <text:p>JF.FJPID</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
          <table:table-cell table:style-name="ce1" office:value-type="string">
            <text:p>Metadata for merknad</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3">
          <table:table-cell table:style-name="ce2" office:value-type="string">
            <text:p>Grupperes inn i:       Basismappe, Basisregistrering, Dokumentbeskrivelse</text:p>
          </table:table-cell>
          <table:table-cell table:style-name="Default" table:number-columns-repeated="5"/>
        </table:table-row>
        <table:table-row table:style-name="ro1">
          <table:table-cell table:style-name="ce2" office:value-type="string">
            <text:p>Forekomst:               0-M</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310</text:p>
          </table:table-cell>
          <table:table-cell office:value-type="string">
            <text:p>merknadstekst</text:p>
          </table:table-cell>
          <table:table-cell office:value-type="string">
            <text:p>ME.TEKST</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84</text:p>
          </table:table-cell>
          <table:table-cell office:value-type="string">
            <text:p>merknadstype</text:p>
          </table:table-cell>
          <table:table-cell office:value-type="string">
            <text:p>ME.ITYPE</text:p>
          </table: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611</text:p>
          </table:table-cell>
          <table:table-cell office:value-type="string">
            <text:p>merknadsdato</text:p>
          </table:table-cell>
          <table:table-cell office:value-type="string">
            <text:p>ME.REGDATO</text:p>
          </table:table-cell>
          <table:table-cell office:value-type="float" office:value="1">
            <text:p>1</text:p>
          </table:table-cell>
          <table:table-cell office:value-type="string">
            <text:p>A</text:p>
          </table:table-cell>
          <table:table-cell office:value-type="string">
            <text:p>Dato/klokkseslett</text:p>
          </table:table-cell>
        </table:table-row>
        <table:table-row table:style-name="ro1">
          <table:table-cell office:value-type="string">
            <text:p>M612</text:p>
          </table:table-cell>
          <table:table-cell office:value-type="string">
            <text:p>merknadRegistrertAv</text:p>
          </table:table-cell>
          <table:table-cell office:value-type="string">
            <text:p>PN.NAVN</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4">
          <table:table-cell table:style-name="ce1" office:value-type="string">
            <text:p>Metadata for bevaring og kassasjon</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7">
          <table:table-cell table:style-name="ce2" office:value-type="string">
            <text:p>Grupperes inn i:       Arkivdel, Klasse, Basismappe, Forenklet registrering, Dokumentbeskrivelse</text:p>
          </table:table-cell>
          <table:table-cell table:style-name="Default" table:number-columns-repeated="5"/>
        </table:table-row>
        <table:table-row table:style-name="ro1">
          <table:table-cell table:style-name="ce2" office:value-type="string">
            <text:p>Forekomst:               0-1</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4">
          <table:table-cell table:style-name="ce2" office:value-type="string">
            <text:p>I Noark 4 har disse attributtene forskjellig navn avhengig av hvilket nivå i arkivstrukturen de er tilknyttet. Nedenfor er tatt med referanse til attributter på saksnivået.</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1">
          <table:table-cell office:value-type="string">
            <text:p>M450</text:p>
          </table:table-cell>
          <table:table-cell office:value-type="string">
            <text:p>kassasjonsvedtak</text:p>
          </table:table-cell>
          <table:table-cell office:value-type="string">
            <text:p>SA.KASSKODE</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453</text:p>
          </table:table-cell>
          <table:table-cell office:value-type="string">
            <text:p>kassasjonshjemmel</text:p>
          </table:table-cell>
          <table:table-cell office:value-type="string">
            <text:p> </text:p>
          </table:table-cell>
          <table:table-cell office:value-type="string">
            <text:p>0-1</text:p>
          </table:table-cell>
          <table:table-cell office:value-type="string">
            <text:p>A</text:p>
          </table:table-cell>
          <table:table-cell office:value-type="string">
            <text:p>Tekststreng</text:p>
          </table:table-cell>
        </table:table-row>
        <table:table-row table:style-name="ro2">
          <table:table-cell office:value-type="string">
            <text:p>M451</text:p>
          </table:table-cell>
          <table:table-cell office:value-type="string">
            <text:p>bevaringstid</text:p>
          </table:table-cell>
          <table:table-cell office:value-type="string">
            <text:p>SA.BEVTID</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452</text:p>
          </table:table-cell>
          <table:table-cell office:value-type="string">
            <text:p>kassasjonsdato</text:p>
          </table:table-cell>
          <table:table-cell office:value-type="string">
            <text:p>SA.KASSDATO</text:p>
          </table:table-cell>
          <table:table-cell office:value-type="float" office:value="1">
            <text:p>1</text:p>
          </table:table-cell>
          <table:table-cell office:value-type="string">
            <text:p>A</text:p>
          </table:table-cell>
          <table:table-cell office:value-type="string">
            <text:p>Dato</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
          <table:table-cell table:style-name="ce1" office:value-type="string">
            <text:p>Metadata for skjerming</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7">
          <table:table-cell table:style-name="ce2" office:value-type="string">
            <text:p>Grupperes inn i:       Arkivdel, Klasse, Basismappe, Forenklet registrering, Dokumentbeskrivelse</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
          <table:table-cell table:style-name="ce2" office:value-type="string">
            <text:p>Forekomst:               0-1</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5">
          <table:table-cell table:style-name="ce2" office:value-type="string">
            <text:p>I Noark 4 har disse attributtene forskjellig navn avhengig av hvilket nivå i arkivstrukturen de er tilknyttet. Nedenfor er tatt med referanse til attributter på journalpostnivået.</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1">
          <table:table-cell office:value-type="string">
            <text:p>M500</text:p>
          </table:table-cell>
          <table:table-cell office:value-type="string">
            <text:p>tilgangsrestriksjon</text:p>
          </table:table-cell>
          <table:table-cell office:value-type="string">
            <text:p>JP.TGKODE</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501</text:p>
          </table:table-cell>
          <table:table-cell office:value-type="string">
            <text:p>skjermingshjemmel</text:p>
          </table:table-cell>
          <table:table-cell office:value-type="string">
            <text:p>JP.UOFF</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502</text:p>
          </table:table-cell>
          <table:table-cell office:value-type="string">
            <text:p>skjermingMetadata</text:p>
          </table:table-cell>
          <table:table-cell office:value-type="string">
            <text:p> </text:p>
          </table:table-cell>
          <table:table-cell office:value-type="string">
            <text:p>1-M</text:p>
          </table:table-cell>
          <table:table-cell office:value-type="string">
            <text:p>A</text:p>
          </table:table-cell>
          <table:table-cell office:value-type="string">
            <text:p>Tekststreng</text:p>
          </table:table-cell>
        </table:table-row>
        <table:table-row table:style-name="ro1">
          <table:table-cell office:value-type="string">
            <text:p>M503</text:p>
          </table:table-cell>
          <table:table-cell office:value-type="string">
            <text:p>skjermingDokument</text:p>
          </table:table-cell>
          <table:table-cell office:value-type="string">
            <text:p> </text:p>
          </table: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504</text:p>
          </table:table-cell>
          <table:table-cell office:value-type="string">
            <text:p>skjermingsvarighet</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505</text:p>
          </table:table-cell>
          <table:table-cell office:value-type="string">
            <text:p>skjermingOpphørerDato</text:p>
          </table:table-cell>
          <table:table-cell office:value-type="string">
            <text:p>JP.AGDATO</text:p>
          </table:table-cell>
          <table:table-cell office:value-type="float" office:value="1">
            <text:p>1</text:p>
          </table:table-cell>
          <table:table-cell office:value-type="string">
            <text:p>A</text:p>
          </table:table-cell>
          <table:table-cell office:value-type="string">
            <text:p>Dato</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
          <table:table-cell table:style-name="ce1" office:value-type="string">
            <text:p>Metadata for gradering</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3">
          <table:table-cell table:style-name="ce2" office:value-type="string">
            <text:p>Grupperes inn i:       Basismappe, Forenklet registrering, Dokmentbeskrivelse.</text:p>
          </table:table-cell>
          <table:table-cell table:style-name="Default" table:number-columns-repeated="5"/>
        </table:table-row>
        <table:table-row table:style-name="ro1">
          <table:table-cell table:style-name="ce2" office:value-type="string">
            <text:p>Forekomst:               0-1</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506</text:p>
          </table:table-cell>
          <table:table-cell office:value-type="string">
            <text:p>gradering</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624</text:p>
          </table:table-cell>
          <table:table-cell office:value-type="string">
            <text:p>graderingsdato</text:p>
          </table:table-cell>
          <table:table-cell office:value-type="string">
            <text:p> </text:p>
          </table:table-cell>
          <table:table-cell office:value-type="float" office:value="1">
            <text:p>1</text:p>
          </table:table-cell>
          <table:table-cell office:value-type="string">
            <text:p>A</text:p>
          </table:table-cell>
          <table:table-cell office:value-type="string">
            <text:p>Dato</text:p>
          </table:table-cell>
        </table:table-row>
        <table:table-row table:style-name="ro2">
          <table:table-cell office:value-type="string">
            <text:p>M625</text:p>
          </table:table-cell>
          <table:table-cell office:value-type="string">
            <text:p>gradertAv</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626</text:p>
          </table:table-cell>
          <table:table-cell office:value-type="string">
            <text:p>nedgraderingsdato</text:p>
          </table:table-cell>
          <table:table-cell office:value-type="string">
            <text:p> </text:p>
          </table:table-cell>
          <table:table-cell office:value-type="string">
            <text:p>0-1</text:p>
          </table:table-cell>
          <table:table-cell office:value-type="string">
            <text:p>A</text:p>
          </table:table-cell>
          <table:table-cell office:value-type="string">
            <text:p>Dato</text:p>
          </table:table-cell>
        </table:table-row>
        <table:table-row table:style-name="ro2">
          <table:table-cell office:value-type="string">
            <text:p>M627</text:p>
          </table:table-cell>
          <table:table-cell office:value-type="string">
            <text:p>nedgradertAv</text:p>
          </table:table-cell>
          <table:table-cell office:value-type="string">
            <text:p> </text:p>
          </table:table-cell>
          <table:table-cell office:value-type="string">
            <text:p>0-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
          <table:table-cell table:style-name="ce1" office:value-type="string">
            <text:p>Metadata for presedens</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3">
          <table:table-cell table:style-name="ce2" office:value-type="string">
            <text:p>Grupperes inn i:       Saksmappe, Journalpost</text:p>
          </table:table-cell>
          <table:table-cell table:style-name="Default" table:number-columns-repeated="5"/>
        </table:table-row>
        <table:table-row table:style-name="ro1">
          <table:table-cell table:style-name="ce2" office:value-type="string">
            <text:p>Forekomst:               0-M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1">
          <table:table-cell office:value-type="string">
            <text:p>M111</text:p>
          </table:table-cell>
          <table:table-cell office:value-type="string">
            <text:p>presedensDato</text:p>
          </table:table-cell>
          <table:table-cell office:value-type="string">
            <text:p>PS.DATO</text:p>
          </table:table-cell>
          <table:table-cell office:value-type="float" office:value="1">
            <text:p>1</text:p>
          </table:table-cell>
          <table:table-cell office:value-type="string">
            <text:p>A</text:p>
          </table:table-cell>
          <table:table-cell office:value-type="string">
            <text:p>Dato</text:p>
          </table:table-cell>
        </table:table-row>
        <table:table-row table:style-name="ro1">
          <table:table-cell office:value-type="string">
            <text:p>M600</text:p>
          </table:table-cell>
          <table:table-cell office:value-type="string">
            <text:p>opprettetDato</text:p>
          </table:table-cell>
          <table:table-cell office:value-type="string">
            <text:p> </text:p>
          </table: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01</text:p>
          </table:table-cell>
          <table:table-cell office:value-type="string">
            <text:p>opprettetAv</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20</text:p>
          </table:table-cell>
          <table:table-cell office:value-type="string">
            <text:p>tittel</text:p>
          </table:table-cell>
          <table:table-cell office:value-type="string">
            <text:p>PS.TITTEL</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office:value-type="string">
            <text:p>M021</text:p>
          </table:table-cell>
          <table:table-cell office:value-type="string">
            <text:p>beskrivelse</text:p>
          </table:table-cell>
          <table:table-cell office:value-type="string">
            <text:p> </text:p>
          </table: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311</text:p>
          </table:table-cell>
          <table:table-cell office:value-type="string">
            <text:p>presedensHjemmel</text:p>
          </table:table-cell>
          <table:table-cell office:value-type="string">
            <text:p>PS.HJEMMEL</text:p>
          </table: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312</text:p>
          </table:table-cell>
          <table:table-cell office:value-type="string">
            <text:p>rettskildefaktor</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628</text:p>
          </table:table-cell>
          <table:table-cell office:value-type="string">
            <text:p>presedensGodkjentDato</text:p>
          </table:table-cell>
          <table:table-cell office:value-type="string">
            <text:p> </text:p>
          </table:table-cell>
          <table:table-cell office:value-type="string">
            <text:p>0-1</text:p>
          </table:table-cell>
          <table:table-cell office:value-type="string">
            <text:p>A</text:p>
          </table:table-cell>
          <table:table-cell office:value-type="string">
            <text:p>Dato/klokkeslett</text:p>
          </table:table-cell>
        </table:table-row>
        <table:table-row table:style-name="ro1">
          <table:table-cell office:value-type="string">
            <text:p>M629</text:p>
          </table:table-cell>
          <table:table-cell office:value-type="string">
            <text:p>presedensGodkjentAv</text:p>
          </table:table-cell>
          <table:table-cell office:value-type="string">
            <text:p> </text:p>
          </table: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602</text:p>
          </table:table-cell>
          <table:table-cell office:value-type="string">
            <text:p>avsluttetDato</text:p>
          </table:table-cell>
          <table:table-cell office:value-type="string">
            <text:p> </text:p>
          </table:table-cell>
          <table:table-cell office:value-type="string">
            <text:p>0-1</text:p>
          </table:table-cell>
          <table:table-cell office:value-type="string">
            <text:p>A</text:p>
          </table:table-cell>
          <table:table-cell office:value-type="string">
            <text:p>Dato/klokkeslett</text:p>
          </table:table-cell>
        </table:table-row>
        <table:table-row table:style-name="ro2">
          <table:table-cell office:value-type="string">
            <text:p>M603</text:p>
          </table:table-cell>
          <table:table-cell office:value-type="string">
            <text:p>avsluttetAv</text:p>
          </table:table-cell>
          <table:table-cell office:value-type="string">
            <text:p> </text:p>
          </table:table-cell>
          <table:table-cell office:value-type="string">
            <text:p>0-1</text:p>
          </table:table-cell>
          <table:table-cell office:value-type="string">
            <text:p>A</text:p>
          </table:table-cell>
          <table:table-cell office:value-type="string">
            <text:p>Tekststreng</text:p>
          </table:table-cell>
        </table:table-row>
        <table:table-row table:style-name="ro1">
          <table:table-cell office:value-type="string">
            <text:p>M056</text:p>
          </table:table-cell>
          <table:table-cell office:value-type="string">
            <text:p>presedensStatus</text:p>
          </table:table-cell>
          <table:table-cell office:value-type="string">
            <text:p> </text:p>
          </table:table-cell>
          <table:table-cell office:value-type="string">
            <text:p>0-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8">
          <table:table-cell table:style-name="ce1" office:value-type="string">
            <text:p>Metadata for verifisering av elektronisk signatur</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4">
          <table:table-cell table:style-name="ce2" office:value-type="string">
            <text:p>Grupperes inn i:        Journalpost</text:p>
          </table:table-cell>
          <table:table-cell table:style-name="Default" table:number-columns-repeated="5"/>
        </table:table-row>
        <table:table-row table:style-name="ro1">
          <table:table-cell table:style-name="ce2" office:value-type="string">
            <text:p>Forekomst:               0-1</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3">
          <table:table-cell office:value-type="string">
            <text:p>M507</text:p>
          </table:table-cell>
          <table:table-cell office:value-type="string">
            <text:p>elektroniskSignatur Sikkerhetsnivå</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4">
          <table:table-cell office:value-type="string">
            <text:p>M508</text:p>
          </table:table-cell>
          <table:table-cell office:value-type="string">
            <text:p>elektroniskSignatur Verfisert</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622</text:p>
          </table:table-cell>
          <table:table-cell office:value-type="string">
            <text:p>verifisertDato</text:p>
          </table:table-cell>
          <table:table-cell office:value-type="string">
            <text:p>DI.SIGVER DATO</text:p>
          </table:table-cell>
          <table:table-cell office:value-type="float" office:value="1">
            <text:p>1</text:p>
          </table:table-cell>
          <table:table-cell office:value-type="string">
            <text:p>A</text:p>
          </table:table-cell>
          <table:table-cell office:value-type="string">
            <text:p>Dato/klokkeslett</text:p>
          </table:table-cell>
        </table:table-row>
        <table:table-row table:style-name="ro1">
          <table:table-cell office:value-type="string">
            <text:p>M623</text:p>
          </table:table-cell>
          <table:table-cell office:value-type="string">
            <text:p>verfisertAv</text:p>
          </table:table-cell>
          <table:table-cell office:value-type="string">
            <text:p>DI.SIGVERAV</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3">
          <table:table-cell table:style-name="ce1" office:value-type="string">
            <text:p>Metadata for konvertering til arkivformat</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3">
          <table:table-cell table:style-name="ce2" office:value-type="string">
            <text:p>Grupperes inn i:       Dokumentobjekt</text:p>
          </table:table-cell>
          <table:table-cell table:style-name="Default" table:number-columns-repeated="5"/>
        </table:table-row>
        <table:table-row table:style-name="ro1">
          <table:table-cell table:style-name="ce2" office:value-type="string">
            <text:p>Forekomst:               0-1</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6">
          <table:table-cell table:style-name="ce2" office:value-type="string">
            <text:p>Metadata for konvertering skal grupperes i metadata for dokumentobjekt. Konvertering er valgfritt, og kan forekomme en gang.</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1">
          <table:table-cell office:value-type="string">
            <text:p>M615</text:p>
          </table:table-cell>
          <table:table-cell office:value-type="string">
            <text:p>konvertertDato</text:p>
          </table:table-cell>
          <table:table-cell office:value-type="string">
            <text:p> </text:p>
          </table: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16</text:p>
          </table:table-cell>
          <table:table-cell office:value-type="string">
            <text:p>konvertertAv</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703</text:p>
          </table:table-cell>
          <table:table-cell office:value-type="string">
            <text:p>tidligereFormat</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704</text:p>
          </table:table-cell>
          <table:table-cell office:value-type="string">
            <text:p>tidligereFormatDetaljer</text:p>
          </table:table-cell>
          <table:table-cell office:value-type="string">
            <text:p> </text:p>
          </table:table-cell>
          <table:table-cell office:value-type="string">
            <text:p>0-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4">
          <table:table-cell table:style-name="ce1" office:value-type="string">
            <text:p>Metadata for utført kassasjon</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3">
          <table:table-cell table:style-name="ce2" office:value-type="string">
            <text:p>Grupperes inn i:       Dokumentbeskrivelse</text:p>
          </table:table-cell>
          <table:table-cell table:style-name="Default" table:number-columns-repeated="5"/>
        </table:table-row>
        <table:table-row table:style-name="ro1">
          <table:table-cell table:style-name="ce2" office:value-type="string">
            <text:p>Forekomst:               0-1</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3">
          <table:table-cell table:style-name="ce2" office:value-type="string">
            <text:p>Ved kassasjon skal dokumentobjektet slettes.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1">
          <table:table-cell office:value-type="string">
            <text:p>M630</text:p>
          </table:table-cell>
          <table:table-cell office:value-type="string">
            <text:p>kassertDato</text:p>
          </table:table-cell>
          <table:table-cell office:value-type="string">
            <text:p> </text:p>
          </table: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31</text:p>
          </table:table-cell>
          <table:table-cell office:value-type="string">
            <text:p>kassertAv</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4">
          <table:table-cell table:style-name="ce1" office:value-type="string">
            <text:p>Metadata for sletting av dokumenter</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8">
          <table:table-cell table:style-name="ce2" office:value-type="string">
            <text:p>Grupperes inn i:       Arkivdel, dokumentbeskrivelse</text:p>
          </table:table-cell>
          <table:table-cell table:style-name="Default" table:number-columns-repeated="5"/>
        </table:table-row>
        <table:table-row table:style-name="ro1">
          <table:table-cell table:style-name="ce2" office:value-type="string">
            <text:p>Forekomst:               0-M</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1">
          <table:table-cell table:style-name="ce2" office:value-type="string">
            <text:p>Ved sletting av tidligere versjoner (siste versjon kan ikke slettes), produksjonsformat og varianter skal metadata grupperes inn i dokumentbeskrivelse. De tilhørende dokumentobjekter skal da slettes.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7">
          <table:table-cell table:style-name="ce2" office:value-type="string">
            <text:p>Ved sletting av innholdet i en arkivdel (som ikke har bevaringsverdi), skal alle mapper og underordnede arkivenheter som tilhørere arkivdelen slettes.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089</text:p>
          </table:table-cell>
          <table:table-cell office:value-type="string">
            <text:p>slettingstype</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613</text:p>
          </table:table-cell>
          <table:table-cell office:value-type="string">
            <text:p>slettetDato</text:p>
          </table:table-cell>
          <table:table-cell office:value-type="string">
            <text:p> </text:p>
          </table: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14</text:p>
          </table:table-cell>
          <table:table-cell office:value-type="string">
            <text:p>slettetAv</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
          <table:table-cell table:style-name="ce1" office:value-type="string">
            <text:p>Metadata for avlevering</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8">
          <table:table-cell table:style-name="ce2" office:value-type="string">
            <text:p>Metadata for avlevering skal avleveres som en egen fil.</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1">
          <table:table-cell office:value-type="string">
            <text:p>M606</text:p>
          </table:table-cell>
          <table:table-cell office:value-type="string">
            <text:p>ansvarligEksport</text:p>
          </table:table-cell>
          <table:table-cell office:value-type="string">
            <text:p>AD.KONTRAV</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607</text:p>
          </table:table-cell>
          <table:table-cell office:value-type="string">
            <text:p>eksportertDato</text:p>
          </table:table-cell>
          <table:table-cell office:value-type="string">
            <text:p>AD.EKSPDATO</text:p>
          </table:table-cell>
          <table:table-cell office:value-type="float" office:value="1">
            <text:p>1</text:p>
          </table:table-cell>
          <table:table-cell office:value-type="string">
            <text:p>A</text:p>
          </table:table-cell>
          <table:table-cell office:value-type="string">
            <text:p>Dato/klokkeslett</text:p>
          </table:table-cell>
        </table:table-row>
        <table:table-row table:style-name="ro1">
          <table:table-cell office:value-type="string">
            <text:p>M608</text:p>
          </table:table-cell>
          <table:table-cell office:value-type="string">
            <text:p>antallMapperEksportert</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4">
          <table:table-cell office:value-type="string">
            <text:p>M609</text:p>
          </table:table-cell>
          <table:table-cell office:value-type="string">
            <text:p>antallRegistreringer Eksportert</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4">
          <table:table-cell office:value-type="string">
            <text:p>M610</text:p>
          </table:table-cell>
          <table:table-cell office:value-type="string">
            <text:p>antallDokumenter Eksportert</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708</text:p>
          </table:table-cell>
          <table:table-cell office:value-type="string">
            <text:p>sjekksumMetadata</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709</text:p>
          </table:table-cell>
          <table:table-cell office:value-type="string">
            <text:p>sjekksumAvlevering</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1">
          <table:table-cell office:value-type="string">
            <text:p>M706</text:p>
          </table:table-cell>
          <table:table-cell office:value-type="string">
            <text:p>sjekksumAlgoritme</text:p>
          </table:table-cell>
          <table:table-cell office:value-type="string">
            <text:p> </text:p>
          </table:table-cell>
          <table:table-cell office:value-type="float" office:value="1">
            <text:p>1</text:p>
          </table:table-cell>
          <table:table-cell office:value-type="string">
            <text:p>A</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
          <table:table-cell table:style-name="ce1" office:value-type="string">
            <text:p>Metadata for endringslogg</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8">
          <table:table-cell table:style-name="ce2" office:value-type="string">
            <text:p>Metadata for endringslogg skal ikke grupperes inn i en annen arkivenhet, men avleveres som en egen fil.  Endringsloggen må derfor ha referanse til hvilken arkivenhet endringen tilhører, og hvilket metadataelement som er blitt endret.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9">
          <table:table-cell table:style-name="ce2" office:value-type="string">
            <text:p>Ikke alle endringer skal avleveres. Aktuelle endringer kan  være  endring av saksstatus, journal-status, tilgangsrestriksjon, klassifikasjon (referanse til klasse), saksansvarlig, saksbehandler. Nærmere spesifikasjon av hvilke endringer som skal avleveres, vil komme i en senere versjon.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4">
          <table:table-cell office:value-type="string">
            <text:p>M680</text:p>
          </table:table-cell>
          <table:table-cell office:value-type="string">
            <text:p>referanseArkivenhet</text:p>
          </table:table-cell>
          <table:table-cell office:value-type="string">
            <text:p> </text:p>
          </table:table-cell>
          <table:table-cell office:value-type="float" office:value="1">
            <text:p>1</text:p>
          </table:table-cell>
          <table:table-cell office:value-type="string">
            <text:p>A</text:p>
          </table:table-cell>
          <table:table-cell office:value-type="string">
            <text:p>Tekststreng (arkivenhetens systemID</text:p>
          </table:table-cell>
        </table:table-row>
        <table:table-row table:style-name="ro3">
          <table:table-cell office:value-type="string">
            <text:p>M681</text:p>
          </table:table-cell>
          <table:table-cell office:value-type="string">
            <text:p>referanseMetadata </text:p>
          </table:table-cell>
          <table:table-cell office:value-type="string">
            <text:p> </text:p>
          </table:table-cell>
          <table:table-cell office:value-type="float" office:value="1">
            <text:p>1</text:p>
          </table:table-cell>
          <table:table-cell office:value-type="string">
            <text:p>A</text:p>
          </table:table-cell>
          <table:table-cell office:value-type="string">
            <text:p>Tekststreng (metadata-elementets navn)</text:p>
          </table:table-cell>
        </table:table-row>
        <table:table-row table:style-name="ro1">
          <table:table-cell office:value-type="string">
            <text:p>M682</text:p>
          </table:table-cell>
          <table:table-cell office:value-type="string">
            <text:p>endretDato</text:p>
          </table:table-cell>
          <table:table-cell office:value-type="string">
            <text:p> </text:p>
          </table:table-cell>
          <table:table-cell office:value-type="float" office:value="1">
            <text:p>1</text:p>
          </table:table-cell>
          <table:table-cell office:value-type="string">
            <text:p>A</text:p>
          </table:table-cell>
          <table:table-cell office:value-type="string">
            <text:p>Dato/klokkeslett</text:p>
          </table:table-cell>
        </table:table-row>
        <table:table-row table:style-name="ro2">
          <table:table-cell office:value-type="string">
            <text:p>M683</text:p>
          </table:table-cell>
          <table:table-cell office:value-type="string">
            <text:p>endretAv</text:p>
          </table:table-cell>
          <table:table-cell office:value-type="string">
            <text:p> </text:p>
          </table:table-cell>
          <table:table-cell office:value-type="float" office:value="1">
            <text:p>1</text:p>
          </table:table-cell>
          <table:table-cell office:value-type="string">
            <text:p>A</text:p>
          </table:table-cell>
          <table:table-cell office:value-type="string">
            <text:p>Teksstreng</text:p>
          </table:table-cell>
        </table:table-row>
        <table:table-row table:style-name="ro2">
          <table:table-cell office:value-type="string">
            <text:p>M684</text:p>
          </table:table-cell>
          <table:table-cell office:value-type="string">
            <text:p>tidligereVerdi</text:p>
          </table:table-cell>
          <table:table-cell office:value-type="string">
            <text:p> </text:p>
          </table:table-cell>
          <table:table-cell office:value-type="float" office:value="1">
            <text:p>1</text:p>
          </table:table-cell>
          <table:table-cell office:value-type="string">
            <text:p>A</text:p>
          </table:table-cell>
          <table:table-cell office:value-type="string">
            <text:p>Teksstreng</text:p>
          </table:table-cell>
        </table:table-row>
        <table:table-row table:style-name="ro2">
          <table:table-cell office:value-type="string">
            <text:p>M685</text:p>
          </table:table-cell>
          <table:table-cell office:value-type="string">
            <text:p>nyVerdi</text:p>
          </table:table-cell>
          <table:table-cell office:value-type="string">
            <text:p> </text:p>
          </table:table-cell>
          <table:table-cell office:value-type="float" office:value="1">
            <text:p>1</text:p>
          </table:table-cell>
          <table:table-cell office:value-type="string">
            <text:p>A</text:p>
          </table:table-cell>
          <table:table-cell office:value-type="string">
            <text:p>Teksstreng       </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4">
          <table:table-cell table:style-name="ce1" office:value-type="string">
            <text:p>Metadata for brukeradministrasjon</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14">
          <table:table-cell table:style-name="ce2" office:value-type="string">
            <text:p>Metadata for brukeradministrasjon skal ikke avleveres, men skal kunne migreres mellom systemer. Slik migrering kan omfatte flere metadata en det som er listet opp her.</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ce3" office:value-type="string">
            <text:p>Noark 4</text:p>
          </table:table-cell>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2">
          <table:table-cell office:value-type="string">
            <text:p>M580</text:p>
          </table:table-cell>
          <table:table-cell office:value-type="string">
            <text:p>brukerNavn</text:p>
          </table:table-cell>
          <table:table-cell office:value-type="string">
            <text:p>PN.NAVN</text:p>
          </table:table-cell>
          <table:table-cell office:value-type="float" office:value="1">
            <text:p>1</text:p>
          </table:table-cell>
          <table:table-cell office:value-type="string">
            <text:p> </text:p>
          </table:table-cell>
          <table:table-cell office:value-type="string">
            <text:p>Tekststreng</text:p>
          </table:table-cell>
        </table:table-row>
        <table:table-row table:style-name="ro2">
          <table:table-cell office:value-type="string">
            <text:p>M581</text:p>
          </table:table-cell>
          <table:table-cell office:value-type="string">
            <text:p>brukerRolle</text:p>
          </table:table-cell>
          <table:table-cell office:value-type="string">
            <text:p>RO.NAVN</text:p>
          </table:table-cell>
          <table:table-cell office:value-type="float" office:value="1">
            <text:p>1</text:p>
          </table:table-cell>
          <table:table-cell office:value-type="string">
            <text:p> </text:p>
          </table:table-cell>
          <table:table-cell office:value-type="string">
            <text:p>Tekststreng</text:p>
          </table:table-cell>
        </table:table-row>
        <table:table-row table:style-name="ro1">
          <table:table-cell office:value-type="string">
            <text:p>M600</text:p>
          </table:table-cell>
          <table:table-cell office:value-type="string">
            <text:p>opprettetDato</text:p>
          </table:table-cell>
          <table:table-cell office:value-type="string">
            <text:p>PE.FRADATO</text:p>
          </table:table-cell>
          <table:table-cell office:value-type="float" office:value="1">
            <text:p>1</text:p>
          </table:table-cell>
          <table:table-cell office:value-type="string">
            <text:p> </text:p>
          </table:table-cell>
          <table:table-cell office:value-type="string">
            <text:p>Dato/klokkeslett</text:p>
          </table:table-cell>
        </table:table-row>
        <table:table-row table:style-name="ro2">
          <table:table-cell office:value-type="string">
            <text:p>M601</text:p>
          </table:table-cell>
          <table:table-cell office:value-type="string">
            <text:p>opprettetAv</text:p>
          </table:table-cell>
          <table:table-cell office:value-type="string">
            <text:p> </text:p>
          </table:table-cell>
          <table:table-cell office:value-type="string">
            <text:p>0-1</text:p>
          </table:table-cell>
          <table:table-cell office:value-type="string">
            <text:p> </text:p>
          </table:table-cell>
          <table:table-cell office:value-type="string">
            <text:p>Tekststreng</text:p>
          </table:table-cell>
        </table:table-row>
        <table:table-row table:style-name="ro1">
          <table:table-cell office:value-type="string">
            <text:p>M602</text:p>
          </table:table-cell>
          <table:table-cell office:value-type="string">
            <text:p>avsluttetDato</text:p>
          </table:table-cell>
          <table:table-cell office:value-type="string">
            <text:p>PE.TILDATO</text:p>
          </table:table-cell>
          <table:table-cell office:value-type="string">
            <text:p>0-1</text:p>
          </table:table-cell>
          <table:table-cell office:value-type="string">
            <text:p> </text:p>
          </table:table-cell>
          <table:table-cell office:value-type="string">
            <text:p>Dato/klokkeslett</text:p>
          </table:table-cell>
        </table:table-row>
        <table:table-row table:style-name="ro2">
          <table:table-cell office:value-type="string">
            <text:p>M582</text:p>
          </table:table-cell>
          <table:table-cell office:value-type="string">
            <text:p>brukerstatus</text:p>
          </table:table-cell>
          <table:table-cell office:value-type="string">
            <text:p> </text:p>
          </table:table-cell>
          <table:table-cell office:value-type="string">
            <text:p>0-1</text:p>
          </table:table-cell>
          <table:table-cell office:value-type="string">
            <text:p> </text:p>
          </table:table-cell>
          <table:table-cell office:value-type="string">
            <text:p>Tekststreng</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4">
          <table:table-cell table:style-name="ce1" office:value-type="string">
            <text:p>Metadata for administrasjonsstruktur</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0">
          <table:table-cell table:style-name="ce2" office:value-type="string">
            <text:p>Metadata for administrasjonsstruktur skal ikke avleves, men skal kunne migreres mellom systemer. Slik migrering kan omfatte flere metadata enn det som er listet opp her.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row table:style-name="ro2">
          <table:table-cell table:style-name="ce3" office:value-type="string">
            <text:p>Nr.</text:p>
          </table:table-cell>
          <table:table-cell table:style-name="ce3" office:value-type="string">
            <text:p>Navn</text:p>
          </table:table-cell>
          <table:table-cell table:style-name="Default"/>
          <table:table-cell table:style-name="ce3" office:value-type="string">
            <text:p>Forek.</text:p>
          </table:table-cell>
          <table:table-cell table:style-name="ce5" office:value-type="string">
            <text:p>Avl. </text:p>
          </table:table-cell>
          <table:table-cell table:style-name="ce3" office:value-type="string">
            <text:p>Datatype</text:p>
          </table:table-cell>
        </table:table-row>
        <table:table-row table:style-name="ro1">
          <table:table-cell office:value-type="string">
            <text:p>M583</text:p>
          </table:table-cell>
          <table:table-cell office:value-type="string">
            <text:p>administrativEnhetNavn</text:p>
          </table:table-cell>
          <table:table-cell table:style-name="Default"/>
          <table:table-cell office:value-type="float" office:value="1">
            <text:p>1</text:p>
          </table:table-cell>
          <table:table-cell office:value-type="string">
            <text:p> </text:p>
          </table:table-cell>
          <table:table-cell office:value-type="string">
            <text:p>Tekststreng</text:p>
          </table:table-cell>
        </table:table-row>
        <table:table-row table:style-name="ro1">
          <table:table-cell office:value-type="string">
            <text:p>M600</text:p>
          </table:table-cell>
          <table:table-cell office:value-type="string">
            <text:p>opprettetDato</text:p>
          </table:table-cell>
          <table:table-cell table:style-name="Default"/>
          <table:table-cell office:value-type="float" office:value="1">
            <text:p>1</text:p>
          </table:table-cell>
          <table:table-cell office:value-type="string">
            <text:p> </text:p>
          </table:table-cell>
          <table:table-cell office:value-type="string">
            <text:p>Dato/klokkeslett</text:p>
          </table:table-cell>
        </table:table-row>
        <table:table-row table:style-name="ro2">
          <table:table-cell office:value-type="string">
            <text:p>M601</text:p>
          </table:table-cell>
          <table:table-cell office:value-type="string">
            <text:p>opprettetAv</text:p>
          </table:table-cell>
          <table:table-cell table:style-name="Default"/>
          <table:table-cell office:value-type="string">
            <text:p>0-1</text:p>
          </table:table-cell>
          <table:table-cell office:value-type="string">
            <text:p> </text:p>
          </table:table-cell>
          <table:table-cell office:value-type="string">
            <text:p>Tekststreng</text:p>
          </table:table-cell>
        </table:table-row>
        <table:table-row table:style-name="ro1">
          <table:table-cell office:value-type="string">
            <text:p>M602</text:p>
          </table:table-cell>
          <table:table-cell office:value-type="string">
            <text:p>avsluttetDato</text:p>
          </table:table-cell>
          <table:table-cell table:style-name="Default"/>
          <table:table-cell office:value-type="string">
            <text:p>0-1</text:p>
          </table:table-cell>
          <table:table-cell office:value-type="string">
            <text:p> </text:p>
          </table:table-cell>
          <table:table-cell office:value-type="string">
            <text:p>Dato/klokkeslett</text:p>
          </table:table-cell>
        </table:table-row>
        <table:table-row table:style-name="ro1">
          <table:table-cell office:value-type="string">
            <text:p>M584</text:p>
          </table:table-cell>
          <table:table-cell office:value-type="string">
            <text:p>administrativEnhetsstatus</text:p>
          </table:table-cell>
          <table:table-cell table:style-name="Default"/>
          <table:table-cell office:value-type="string">
            <text:p>0-1</text:p>
          </table:table-cell>
          <table:table-cell office:value-type="string">
            <text:p> </text:p>
          </table:table-cell>
          <table:table-cell office:value-type="string">
            <text:p>Tekststreng</text:p>
          </table:table-cell>
        </table:table-row>
        <table:table-row table:style-name="ro4">
          <table:table-cell office:value-type="string">
            <text:p>M585</text:p>
          </table:table-cell>
          <table:table-cell office:value-type="string">
            <text:p>referanseOverordnet Enhet</text:p>
          </table:table-cell>
          <table:table-cell table:style-name="Default"/>
          <table:table-cell office:value-type="string">
            <text:p>0-1</text:p>
          </table:table-cell>
          <table:table-cell office:value-type="string">
            <text:p> </text:p>
          </table:table-cell>
          <table:table-cell office:value-type="string">
            <text:p>Tekststreng (administrativEnhetNavn)</text:p>
          </table:table-cell>
        </table:table-row>
        <table:table-row table:style-name="ro2">
          <table:table-cell table:style-name="ce2" office:value-type="string">
            <text:p> </text:p>
          </table:table-cell>
          <table:table-cell table:style-name="Default" table:number-columns-repeated="5"/>
        </table:table-row>
        <table:table-row table:style-name="ro2">
          <table:table-cell table:style-name="ce2" office:value-type="string">
            <text:p> </text:p>
          </table:table-cell>
          <table:table-cell table:style-name="Default" table:number-columns-repeated="5"/>
        </table:table-row>
      </table:table>
      <table:table table:name="Sheet2" table:style-name="ta1" table:print="false">
        <table:table-column table:style-name="co1" table:default-cell-style-name="Default"/>
        <table:table-row table:style-name="ro2">
          <table:table-cell/>
        </table:table-row>
      </table:table>
      <table:table table:name="Sheet3" table:style-name="ta1" table:print="false">
        <table:table-column table:style-name="co1"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19">06/19/2009</text:date>, <text:time>18:37: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15:23:27</meta:creation-date>
    <dc:date>2009-06-08T15:26:27</dc:date>
    <meta:editing-duration>PT00H03M01S</meta:editing-duration>
    <meta:editing-cycles>1</meta:editing-cycles>
    <meta:generator>OpenOffice.org/3.0$Unix OpenOffice.org_project/300m15$Build-9379</meta:generator>
    <meta:document-statistic meta:table-count="3" meta:cell-count="2037" meta:object-count="0"/>
  </office:meta>
</office:document-meta>
</file>